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736in"/>
    </style:style>
    <style:style style:name="co3" style:family="table-column">
      <style:table-column-properties fo:break-before="auto" style:column-width="1.9291in"/>
    </style:style>
    <style:style style:name="co4" style:family="table-column">
      <style:table-column-properties fo:break-before="auto" style:column-width="0.7071in"/>
    </style:style>
    <style:style style:name="co5" style:family="table-column">
      <style:table-column-properties fo:break-before="auto" style:column-width="1.3272in"/>
    </style:style>
    <style:style style:name="co6" style:family="table-column">
      <style:table-column-properties fo:break-before="auto" style:column-width="0.9571in"/>
    </style:style>
    <style:style style:name="co7" style:family="table-column">
      <style:table-column-properties fo:break-before="auto" style:column-width="0.8874in"/>
    </style:style>
    <style:style style:name="co8" style:family="table-column">
      <style:table-column-properties fo:break-before="auto" style:column-width="1.4201in"/>
    </style:style>
    <style:style style:name="co9" style:family="table-column">
      <style:table-column-properties fo:break-before="auto" style:column-width="1.5819in"/>
    </style:style>
    <style:style style:name="co10" style:family="table-column">
      <style:table-column-properties fo:break-before="auto" style:column-width="1.3681in"/>
    </style:style>
    <style:style style:name="co11" style:family="table-column">
      <style:table-column-properties fo:break-before="auto" style:column-width="1.2244in"/>
    </style:style>
    <style:style style:name="co12" style:family="table-column">
      <style:table-column-properties fo:break-before="auto" style:column-width="1.4299in"/>
    </style:style>
    <style:style style:name="co13" style:family="table-column">
      <style:table-column-properties fo:break-before="auto" style:column-width="0.878in"/>
    </style:style>
    <style:style style:name="co14" style:family="table-column">
      <style:table-column-properties fo:break-before="auto" style:column-width="0.9161in"/>
    </style:style>
    <style:style style:name="co15" style:family="table-column">
      <style:table-column-properties fo:break-before="auto" style:column-width="0.8972in"/>
    </style:style>
    <style:style style:name="co16" style:family="table-column">
      <style:table-column-properties fo:break-before="auto" style:column-width="1.348in"/>
    </style:style>
    <style:style style:name="co17" style:family="table-column">
      <style:table-column-properties fo:break-before="auto" style:column-width="1.3583in"/>
    </style:style>
    <style:style style:name="co18" style:family="table-column">
      <style:table-column-properties fo:break-before="auto" style:column-width="1.9425in"/>
    </style:style>
    <style:style style:name="co20" style:family="table-column">
      <style:table-column-properties fo:break-before="auto" style:column-width="1.2453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1.0307in" fo:break-before="auto" style:use-optimal-row-height="false"/>
    </style:style>
    <style:style style:name="ro4" style:family="table-row">
      <style:table-row-properties style:row-height="0.4098in" fo:break-before="auto" style:use-optimal-row-height="false"/>
    </style:style>
    <style:style style:name="ro6" style:family="table-row">
      <style:table-row-properties style:row-height="0.30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100" number:language="en" number:country="US">
      <number:text-content/>
    </number:text-style>
    <style:style style:name="ce14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5" style:family="table-cell" style:parent-style-name="Default" style:data-style-name="N10100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6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order="0.74pt solid #000000"/>
    </style:style>
    <style:style style:name="ce12" style:family="table-cell" style:parent-style-name="Default" style:data-style-name="N11">
      <style:table-cell-properties fo:background-color="transparent"/>
    </style:style>
    <style:style style:name="ce13" style:family="table-cell" style:parent-style-name="Default" style:data-style-name="N11">
      <style:table-cell-properties fo:border="0.74pt solid #000000"/>
    </style:style>
    <style:style style:name="ce18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119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5" style:family="table-cell" style:parent-style-name="Default" style:data-style-name="N122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shapes>
          <draw:frame draw:z-index="0" draw:style-name="gr1" draw:text-style-name="P1" svg:width="8.3201in" svg:height="6.8087in" svg:x="0.2024in" svg:y="13.2657in">
            <draw:object draw:notify-on-update-of-ranges="RESULTS.A48:RESULTS.A59 RESULTS.B48:RESULTS.B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3201in" svg:height="6.8087in" svg:x="9.3713in" svg:y="13.1831in">
            <draw:object draw:notify-on-update-of-ranges="RESULTS.A48:RESULTS.A59 RESULTS.C48:RESULTS.C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ce31"/>
        <table:table-column table:style-name="co14" table:default-cell-style-name="Default"/>
        <table:table-column table:style-name="co7" table:default-cell-style-name="Default"/>
        <table:table-column table:style-name="co13" table:default-cell-style-name="ce31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ce31"/>
        <table:table-column table:style-name="co20" table:default-cell-style-name="ce31"/>
        <table:table-column table:style-name="co19" table:number-columns-repeated="39" table:default-cell-style-name="Default"/>
        <table:table-row table:style-name="ro2">
          <table:table-cell table:style-name="ce2" table:number-columns-spanned="2" table:number-rows-spanned="2"/>
          <table:covered-table-cell table:style-name="ce2"/>
          <table:table-cell table:style-name="ce2"/>
          <table:table-cell table:style-name="ce18" office:value-type="string" calcext:value-type="string" table:number-columns-spanned="22" table:number-rows-spanned="1">
            <text:p>Relative improvement over the best result of heuristics averaged over 22 instances</text:p>
          </table:table-cell>
          <table:covered-table-cell table:number-columns-repeated="2" table:style-name="ce18"/>
          <table:covered-table-cell table:style-name="ce119"/>
          <table:covered-table-cell table:number-columns-repeated="5" table:style-name="ce18"/>
          <table:covered-table-cell table:style-name="ce119"/>
          <table:covered-table-cell table:number-columns-repeated="2" table:style-name="ce18"/>
          <table:covered-table-cell table:style-name="ce119"/>
          <table:covered-table-cell table:number-columns-repeated="7" table:style-name="ce18"/>
          <table:covered-table-cell table:number-columns-repeated="2" table:style-name="ce119"/>
          <table:table-cell table:style-name="ce131" table:number-columns-repeated="33"/>
          <table:table-cell table:number-columns-repeated="6"/>
        </table:table-row>
        <table:table-row table:style-name="ro3">
          <table:covered-table-cell table:number-columns-repeated="2" table:style-name="ce2"/>
          <table:table-cell table:style-name="ce2"/>
          <table:table-cell table:style-name="ce19" office:value-type="string" calcext:value-type="string">
            <text:p>att48</text:p>
          </table:table-cell>
          <table:table-cell table:style-name="ce19" office:value-type="string" calcext:value-type="string">
            <text:p>bayg29</text:p>
          </table:table-cell>
          <table:table-cell table:style-name="ce19" office:value-type="string" calcext:value-type="string">
            <text:p>bays29</text:p>
          </table:table-cell>
          <table:table-cell table:style-name="ce23" office:value-type="string" calcext:value-type="string">
            <text:p>berlin52</text:p>
          </table:table-cell>
          <table:table-cell table:style-name="ce19" office:value-type="string" calcext:value-type="string">
            <text:p>brazil58</text:p>
          </table:table-cell>
          <table:table-cell table:style-name="ce19" office:value-type="string" calcext:value-type="string">
            <text:p>burma14</text:p>
          </table:table-cell>
          <table:table-cell table:style-name="ce19" office:value-type="string" calcext:value-type="string">
            <text:p>dantzig42</text:p>
          </table:table-cell>
          <table:table-cell table:style-name="ce19" office:value-type="string" calcext:value-type="string">
            <text:p>eil51</text:p>
          </table:table-cell>
          <table:table-cell table:style-name="ce19" office:value-type="string" calcext:value-type="string">
            <text:p>eil76</text:p>
          </table:table-cell>
          <table:table-cell table:style-name="ce23" office:value-type="string" calcext:value-type="string">
            <text:p>fri26</text:p>
          </table:table-cell>
          <table:table-cell table:style-name="ce19" office:value-type="string" calcext:value-type="string">
            <text:p>gr17</text:p>
          </table:table-cell>
          <table:table-cell table:style-name="ce19" office:value-type="string" calcext:value-type="string">
            <text:p>gr21</text:p>
          </table:table-cell>
          <table:table-cell table:style-name="ce23" office:value-type="string" calcext:value-type="string">
            <text:p>gr24</text:p>
          </table:table-cell>
          <table:table-cell table:style-name="ce19" office:value-type="string" calcext:value-type="string">
            <text:p>gr48</text:p>
          </table:table-cell>
          <table:table-cell table:style-name="ce19" office:value-type="string" calcext:value-type="string">
            <text:p>gr96</text:p>
          </table:table-cell>
          <table:table-cell table:style-name="ce19" office:value-type="string" calcext:value-type="string">
            <text:p>hk48</text:p>
          </table:table-cell>
          <table:table-cell table:style-name="ce19" office:value-type="string" calcext:value-type="string">
            <text:p>pr76</text:p>
          </table:table-cell>
          <table:table-cell table:style-name="ce19" office:value-type="string" calcext:value-type="string">
            <text:p>rat99</text:p>
          </table:table-cell>
          <table:table-cell table:style-name="ce19" office:value-type="string" calcext:value-type="string">
            <text:p>st70</text:p>
          </table:table-cell>
          <table:table-cell table:style-name="ce19" office:value-type="string" calcext:value-type="string">
            <text:p>swiss42</text:p>
          </table:table-cell>
          <table:table-cell table:style-name="ce23" office:value-type="string" calcext:value-type="string">
            <text:p>ulysses16</text:p>
          </table:table-cell>
          <table:table-cell table:style-name="ce23" office:value-type="string" calcext:value-type="string">
            <text:p>ulysses22</text:p>
          </table:table-cell>
          <table:table-cell table:style-name="ce131" table:number-columns-repeated="33"/>
          <table:table-cell table:number-columns-repeated="6"/>
        </table:table-row>
        <table:table-row table:style-name="ro4">
          <table:table-cell table:style-name="ce2" office:value-type="string" calcext:value-type="string" table:number-columns-spanned="2" table:number-rows-spanned="1">
            <text:p>Optimal value →</text:p>
          </table:table-cell>
          <table:covered-table-cell table:style-name="ce2"/>
          <table:table-cell table:style-name="ce2"/>
          <table:table-cell table:style-name="ce19" office:value-type="float" office:value="10628" calcext:value-type="float">
            <text:p>10628</text:p>
          </table:table-cell>
          <table:table-cell table:style-name="ce19" office:value-type="float" office:value="1610" calcext:value-type="float">
            <text:p>1610</text:p>
          </table:table-cell>
          <table:table-cell table:style-name="ce19" office:value-type="float" office:value="2020" calcext:value-type="float">
            <text:p>2020</text:p>
          </table:table-cell>
          <table:table-cell table:style-name="ce23" office:value-type="float" office:value="7544.36590190409" calcext:value-type="float">
            <text:p>7544.36590190409</text:p>
          </table:table-cell>
          <table:table-cell table:style-name="ce19" table:number-columns-repeated="3"/>
          <table:table-cell table:style-name="ce19" office:value-type="float" office:value="429.983311983384" calcext:value-type="float">
            <text:p>429.983311983384</text:p>
          </table:table-cell>
          <table:table-cell table:style-name="ce19" office:value-type="float" office:value="545.387552468744" calcext:value-type="float">
            <text:p>545.387552468744</text:p>
          </table:table-cell>
          <table:table-cell table:style-name="ce23" office:value-type="float" office:value="937" calcext:value-type="float">
            <text:p>937</text:p>
          </table:table-cell>
          <table:table-cell table:style-name="ce19" table:number-columns-repeated="2"/>
          <table:table-cell table:style-name="ce23" office:value-type="float" office:value="1272" calcext:value-type="float">
            <text:p>1272</text:p>
          </table:table-cell>
          <table:table-cell table:style-name="ce19" office:value-type="float" office:value="5046" calcext:value-type="float">
            <text:p>5046</text:p>
          </table:table-cell>
          <table:table-cell table:style-name="ce19" office:value-type="float" office:value="54691.0876739524" calcext:value-type="float">
            <text:p>54691.0876739524</text:p>
          </table:table-cell>
          <table:table-cell table:style-name="ce19"/>
          <table:table-cell table:style-name="ce19" office:value-type="float" office:value="108159.438274138" calcext:value-type="float">
            <text:p>108159.438274138</text:p>
          </table:table-cell>
          <table:table-cell table:style-name="ce19"/>
          <table:table-cell table:style-name="ce19" office:value-type="float" office:value="678.597452096625" calcext:value-type="float">
            <text:p>678.597452096625</text:p>
          </table:table-cell>
          <table:table-cell table:style-name="ce19"/>
          <table:table-cell table:style-name="ce23" office:value-type="float" office:value="6755.24406005813" calcext:value-type="float">
            <text:p>6755.24406005813</text:p>
          </table:table-cell>
          <table:table-cell table:style-name="ce23" office:value-type="float" office:value="6912.2234837177" calcext:value-type="float">
            <text:p>6912.2234837177</text:p>
          </table:table-cell>
          <table:table-cell table:style-name="ce131" table:number-columns-repeated="33"/>
          <table:table-cell table:number-columns-repeated="6"/>
        </table:table-row>
        <table:table-row table:style-name="ro4">
          <table:table-cell table:style-name="ce2" office:value-type="string" calcext:value-type="string" table:number-columns-spanned="2" table:number-rows-spanned="1">
            <text:p>Best result of heuristics →</text:p>
          </table:table-cell>
          <table:covered-table-cell table:style-name="ce2"/>
          <table:table-cell table:style-name="ce2"/>
          <table:table-cell table:style-name="ce19" office:value-type="float" office:value="10721" calcext:value-type="float">
            <text:p>10721</text:p>
          </table:table-cell>
          <table:table-cell table:style-name="ce19" office:value-type="float" office:value="1628" calcext:value-type="float">
            <text:p>1628</text:p>
          </table:table-cell>
          <table:table-cell table:style-name="ce19" office:value-type="float" office:value="2028" calcext:value-type="float">
            <text:p>2028</text:p>
          </table:table-cell>
          <table:table-cell table:style-name="ce125" office:value-type="float" office:value="7544.36590190409" calcext:value-type="float">
            <text:p>7544.36590190409</text:p>
          </table:table-cell>
          <table:table-cell table:style-name="ce19" office:value-type="float" office:value="25664" calcext:value-type="float">
            <text:p>25664</text:p>
          </table:table-cell>
          <table:table-cell table:style-name="ce19" office:value-type="float" office:value="3330.60801545017" calcext:value-type="float">
            <text:p>3330.60801545017</text:p>
          </table:table-cell>
          <table:table-cell table:style-name="ce19" office:value-type="float" office:value="709" calcext:value-type="float">
            <text:p>709</text:p>
          </table:table-cell>
          <table:table-cell table:style-name="ce19" office:value-type="float" office:value="431.220729675664" calcext:value-type="float">
            <text:p>431.220729675664</text:p>
          </table:table-cell>
          <table:table-cell table:style-name="ce19" office:value-type="float" office:value="566.502808118878" calcext:value-type="float">
            <text:p>566.502808118878</text:p>
          </table:table-cell>
          <table:table-cell table:style-name="ce23" office:value-type="float" office:value="937" calcext:value-type="float">
            <text:p>937</text:p>
          </table:table-cell>
          <table:table-cell table:style-name="ce19" office:value-type="float" office:value="2085" calcext:value-type="float">
            <text:p>2085</text:p>
          </table:table-cell>
          <table:table-cell table:style-name="ce19" office:value-type="float" office:value="2707" calcext:value-type="float">
            <text:p>2707</text:p>
          </table:table-cell>
          <table:table-cell table:style-name="ce23" office:value-type="float" office:value="1272" calcext:value-type="float">
            <text:p>1272</text:p>
          </table:table-cell>
          <table:table-cell table:style-name="ce19" office:value-type="float" office:value="5088" calcext:value-type="float">
            <text:p>5088</text:p>
          </table:table-cell>
          <table:table-cell table:style-name="ce19" office:value-type="float" office:value="55976.3875510599" calcext:value-type="float">
            <text:p>55976.3875510599</text:p>
          </table:table-cell>
          <table:table-cell table:style-name="ce19" office:value-type="float" office:value="11474" calcext:value-type="float">
            <text:p>11474</text:p>
          </table:table-cell>
          <table:table-cell table:style-name="ce19" office:value-type="float" office:value="109206.651778109" calcext:value-type="float">
            <text:p>109206.651778109</text:p>
          </table:table-cell>
          <table:table-cell table:style-name="ce19" office:value-type="float" office:value="1250.82567025409" calcext:value-type="float">
            <text:p>1250.82567025409</text:p>
          </table:table-cell>
          <table:table-cell table:style-name="ce19" office:value-type="float" office:value="689.113713781863" calcext:value-type="float">
            <text:p>689.113713781863</text:p>
          </table:table-cell>
          <table:table-cell table:style-name="ce19" office:value-type="float" office:value="1273" calcext:value-type="float">
            <text:p>1273</text:p>
          </table:table-cell>
          <table:table-cell table:style-name="ce23" office:value-type="float" office:value="6755.24406005813" calcext:value-type="float">
            <text:p>6755.24406005813</text:p>
          </table:table-cell>
          <table:table-cell table:style-name="ce23" office:value-type="float" office:value="6912.2234837177" calcext:value-type="float">
            <text:p>6912.2234837177</text:p>
          </table:table-cell>
          <table:table-cell table:style-name="ce131" table:number-columns-repeated="33"/>
          <table:table-cell table:number-columns-repeated="6"/>
        </table:table-row>
        <table:table-row table:style-name="ro3">
          <table:table-cell table:style-name="ce65" office:value-type="string" calcext:value-type="string">
            <text:p>Size factor</text:p>
          </table:table-cell>
          <table:table-cell table:style-name="ce93" office:value-type="string" calcext:value-type="string">
            <text:p>Average improvement over all instances <text:s/></text:p>
          </table:table-cell>
          <table:table-cell table:style-name="ce93"/>
          <table:table-cell table:style-name="ce19" table:number-columns-repeated="3"/>
          <table:table-cell table:style-name="ce23"/>
          <table:table-cell table:style-name="ce19" table:number-columns-repeated="5"/>
          <table:table-cell table:style-name="ce23"/>
          <table:table-cell table:style-name="ce19" table:number-columns-repeated="2"/>
          <table:table-cell table:style-name="ce23"/>
          <table:table-cell table:style-name="ce19" table:number-columns-repeated="7"/>
          <table:table-cell table:style-name="ce23" table:number-columns-repeated="2"/>
          <table:table-cell table:style-name="ce131" table:number-columns-repeated="33"/>
          <table:table-cell table:number-columns-repeated="6"/>
        </table:table-row>
        <table:table-row table:style-name="ro6">
          <table:table-cell table:style-name="ce7" table:number-columns-repeated="3"/>
          <table:table-cell table:style-name="ce20" office:value-type="string" calcext:value-type="string" table:number-columns-spanned="22" table:number-rows-spanned="1">
            <text:p>Absolute values</text:p>
          </table:table-cell>
          <table:covered-table-cell table:number-columns-repeated="2" table:style-name="ce7"/>
          <table:covered-table-cell table:style-name="ce119"/>
          <table:covered-table-cell table:number-columns-repeated="5" table:style-name="ce7"/>
          <table:covered-table-cell table:style-name="ce119"/>
          <table:covered-table-cell table:number-columns-repeated="2" table:style-name="ce7"/>
          <table:covered-table-cell table:style-name="ce119"/>
          <table:covered-table-cell table:number-columns-repeated="7" table:style-name="ce7"/>
          <table:covered-table-cell table:number-columns-repeated="2" table:style-name="ce119"/>
          <table:table-cell table:style-name="ce61" table:number-columns-repeated="39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5" table:number-columns-repeated="2"/>
          <table:table-cell office:value-type="float" office:value="10702.3333333333" calcext:value-type="float">
            <text:p>10702.3333333333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788.11362019572" calcext:value-type="float">
            <text:p>7788.11362019572</text:p>
          </table:table-cell>
          <table:table-cell office:value-type="float" office:value="25395" calcext:value-type="float">
            <text:p>25395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37.102737002627" calcext:value-type="float">
            <text:p>437.102737002627</text:p>
          </table:table-cell>
          <table:table-cell office:value-type="float" office:value="556.940504311676" calcext:value-type="float">
            <text:p>556.940504311676</text:p>
          </table:table-cell>
          <table:table-cell table:style-name="Default" office:value-type="float" office:value="942.333333333333" calcext:value-type="float">
            <text:p>942.333333333333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90" calcext:value-type="float">
            <text:p>5090</text:p>
          </table:table-cell>
          <table:table-cell office:value-type="float" office:value="56620.7959814375" calcext:value-type="float">
            <text:p>56620.7959814375</text:p>
          </table:table-cell>
          <table:table-cell office:value-type="float" office:value="11566.6666666667" calcext:value-type="float">
            <text:p>11566.6666666667</text:p>
          </table:table-cell>
          <table:table-cell office:value-type="float" office:value="109085.934596905" calcext:value-type="float">
            <text:p>109085.934596905</text:p>
          </table:table-cell>
          <table:table-cell office:value-type="float" office:value="1275.26493567937" calcext:value-type="float">
            <text:p>1275.26493567937</text:p>
          </table:table-cell>
          <table:table-cell office:value-type="float" office:value="692.046162830869" calcext:value-type="float">
            <text:p>692.046162830869</text:p>
          </table:table-cell>
          <table:table-cell office:value-type="float" office:value="1305.66666666667" calcext:value-type="float">
            <text:p>1305.66666666667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5" table:number-columns-repeated="2"/>
          <table:table-cell office:value-type="float" office:value="10727.6666666667" calcext:value-type="float">
            <text:p>10727.6666666667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687.24404633002" calcext:value-type="float">
            <text:p>7687.24404633002</text:p>
          </table:table-cell>
          <table:table-cell office:value-type="float" office:value="25715.3333333333" calcext:value-type="float">
            <text:p>25715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39.242795109758" calcext:value-type="float">
            <text:p>439.242795109758</text:p>
          </table:table-cell>
          <table:table-cell office:value-type="float" office:value="563.116295796356" calcext:value-type="float">
            <text:p>563.116295796356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81.33333333333" calcext:value-type="float">
            <text:p>5081.33333333333</text:p>
          </table:table-cell>
          <table:table-cell office:value-type="float" office:value="56453.8313423489" calcext:value-type="float">
            <text:p>56453.8313423489</text:p>
          </table:table-cell>
          <table:table-cell office:value-type="float" office:value="11461" calcext:value-type="float">
            <text:p>11461</text:p>
          </table:table-cell>
          <table:table-cell office:value-type="float" office:value="111515.127236551" calcext:value-type="float">
            <text:p>111515.127236551</text:p>
          </table:table-cell>
          <table:table-cell office:value-type="float" office:value="1271.09371740634" calcext:value-type="float">
            <text:p>1271.09371740634</text:p>
          </table:table-cell>
          <table:table-cell office:value-type="float" office:value="690.997908692535" calcext:value-type="float">
            <text:p>690.997908692535</text:p>
          </table:table-cell>
          <table:table-cell office:value-type="float" office:value="1287" calcext:value-type="float">
            <text:p>1287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5" table:number-columns-repeated="2"/>
          <table:table-cell office:value-type="float" office:value="10665.3333333333" calcext:value-type="float">
            <text:p>10665.3333333333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628.6720425132" calcext:value-type="float">
            <text:p>7628.6720425132</text:p>
          </table:table-cell>
          <table:table-cell office:value-type="float" office:value="25477.6666666667" calcext:value-type="float">
            <text:p>25477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4" calcext:value-type="float">
            <text:p>704</text:p>
          </table:table-cell>
          <table:table-cell office:value-type="float" office:value="434.781598840627" calcext:value-type="float">
            <text:p>434.781598840627</text:p>
          </table:table-cell>
          <table:table-cell office:value-type="float" office:value="552.844212208787" calcext:value-type="float">
            <text:p>552.844212208787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66.66666666667" calcext:value-type="float">
            <text:p>5066.66666666667</text:p>
          </table:table-cell>
          <table:table-cell office:value-type="float" office:value="55788.0468831583" calcext:value-type="float">
            <text:p>55788.0468831583</text:p>
          </table:table-cell>
          <table:table-cell office:value-type="float" office:value="11501.6666666667" calcext:value-type="float">
            <text:p>11501.6666666667</text:p>
          </table:table-cell>
          <table:table-cell office:value-type="float" office:value="109842.735605029" calcext:value-type="float">
            <text:p>109842.735605029</text:p>
          </table:table-cell>
          <table:table-cell office:value-type="float" office:value="1264.83570801521" calcext:value-type="float">
            <text:p>1264.83570801521</text:p>
          </table:table-cell>
          <table:table-cell office:value-type="float" office:value="687.601385025991" calcext:value-type="float">
            <text:p>687.601385025991</text:p>
          </table:table-cell>
          <table:table-cell office:value-type="float" office:value="1287" calcext:value-type="float">
            <text:p>1287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5" table:number-columns-repeated="2"/>
          <table:table-cell office:value-type="float" office:value="10676" calcext:value-type="float">
            <text:p>10676</text:p>
          </table:table-cell>
          <table:table-cell office:value-type="float" office:value="1615.33333333333" calcext:value-type="float">
            <text:p>1615.33333333333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955.70331324099" calcext:value-type="float">
            <text:p>7955.70331324099</text:p>
          </table:table-cell>
          <table:table-cell office:value-type="float" office:value="25511.6666666667" calcext:value-type="float">
            <text:p>25511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15" calcext:value-type="float">
            <text:p>715</text:p>
          </table:table-cell>
          <table:table-cell office:value-type="float" office:value="433.777546159791" calcext:value-type="float">
            <text:p>433.777546159791</text:p>
          </table:table-cell>
          <table:table-cell office:value-type="float" office:value="563.622657146784" calcext:value-type="float">
            <text:p>563.622657146784</text:p>
          </table:table-cell>
          <table:table-cell table:style-name="Default" office:value-type="float" office:value="948.333333333333" calcext:value-type="float">
            <text:p>948.333333333333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61" calcext:value-type="float">
            <text:p>5061</text:p>
          </table:table-cell>
          <table:table-cell office:value-type="float" office:value="56506.7146263488" calcext:value-type="float">
            <text:p>56506.7146263488</text:p>
          </table:table-cell>
          <table:table-cell office:value-type="float" office:value="11575.6666666667" calcext:value-type="float">
            <text:p>11575.6666666667</text:p>
          </table:table-cell>
          <table:table-cell office:value-type="float" office:value="109933.991194076" calcext:value-type="float">
            <text:p>109933.991194076</text:p>
          </table:table-cell>
          <table:table-cell office:value-type="float" office:value="1271.45473791278" calcext:value-type="float">
            <text:p>1271.45473791278</text:p>
          </table:table-cell>
          <table:table-cell office:value-type="float" office:value="684.821113513546" calcext:value-type="float">
            <text:p>684.821113513546</text:p>
          </table:table-cell>
          <table:table-cell office:value-type="float" office:value="1303.33333333333" calcext:value-type="float">
            <text:p>1303.3333333333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5" table:number-columns-repeated="2"/>
          <table:table-cell office:value-type="float" office:value="10709.6666666667" calcext:value-type="float">
            <text:p>10709.6666666667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692.30797333114" calcext:value-type="float">
            <text:p>7692.30797333114</text:p>
          </table:table-cell>
          <table:table-cell office:value-type="float" office:value="25395" calcext:value-type="float">
            <text:p>25395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13.666666666667" calcext:value-type="float">
            <text:p>713.666666666667</text:p>
          </table:table-cell>
          <table:table-cell office:value-type="float" office:value="432.840276470022" calcext:value-type="float">
            <text:p>432.840276470022</text:p>
          </table:table-cell>
          <table:table-cell office:value-type="float" office:value="563.297995957506" calcext:value-type="float">
            <text:p>563.297995957506</text:p>
          </table:table-cell>
          <table:table-cell table:style-name="Default" office:value-type="float" office:value="942.333333333333" calcext:value-type="float">
            <text:p>942.333333333333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1.66666666667" calcext:value-type="float">
            <text:p>5071.66666666667</text:p>
          </table:table-cell>
          <table:table-cell office:value-type="float" office:value="57866.9537441671" calcext:value-type="float">
            <text:p>57866.9537441671</text:p>
          </table:table-cell>
          <table:table-cell office:value-type="float" office:value="11721.3333333333" calcext:value-type="float">
            <text:p>11721.3333333333</text:p>
          </table:table-cell>
          <table:table-cell office:value-type="float" office:value="110773.267740996" calcext:value-type="float">
            <text:p>110773.267740996</text:p>
          </table:table-cell>
          <table:table-cell office:value-type="float" office:value="1268.55769386546" calcext:value-type="float">
            <text:p>1268.55769386546</text:p>
          </table:table-cell>
          <table:table-cell office:value-type="float" office:value="694.055166791848" calcext:value-type="float">
            <text:p>694.055166791848</text:p>
          </table:table-cell>
          <table:table-cell office:value-type="float" office:value="1315.66666666667" calcext:value-type="float">
            <text:p>1315.66666666667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5" table:number-columns-repeated="2"/>
          <table:table-cell office:value-type="float" office:value="10736.6666666667" calcext:value-type="float">
            <text:p>10736.6666666667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615.09504059235" calcext:value-type="float">
            <text:p>7615.09504059235</text:p>
          </table:table-cell>
          <table:table-cell office:value-type="float" office:value="25470.6666666667" calcext:value-type="float">
            <text:p>25470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33.102556651688" calcext:value-type="float">
            <text:p>433.102556651688</text:p>
          </table:table-cell>
          <table:table-cell office:value-type="float" office:value="557.141719014258" calcext:value-type="float">
            <text:p>557.141719014258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9" calcext:value-type="float">
            <text:p>5079</text:p>
          </table:table-cell>
          <table:table-cell office:value-type="float" office:value="55994.557334384" calcext:value-type="float">
            <text:p>55994.557334384</text:p>
          </table:table-cell>
          <table:table-cell office:value-type="float" office:value="11492.6666666667" calcext:value-type="float">
            <text:p>11492.6666666667</text:p>
          </table:table-cell>
          <table:table-cell office:value-type="float" office:value="108621.773224341" calcext:value-type="float">
            <text:p>108621.773224341</text:p>
          </table:table-cell>
          <table:table-cell office:value-type="float" office:value="1267.77572442394" calcext:value-type="float">
            <text:p>1267.77572442394</text:p>
          </table:table-cell>
          <table:table-cell office:value-type="float" office:value="692.322966955573" calcext:value-type="float">
            <text:p>692.322966955573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5" table:number-columns-repeated="2"/>
          <table:table-cell office:value-type="float" office:value="10750.3333333333" calcext:value-type="float">
            <text:p>10750.3333333333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728.93012012245" calcext:value-type="float">
            <text:p>7728.93012012245</text:p>
          </table:table-cell>
          <table:table-cell office:value-type="float" office:value="26177.3333333333" calcext:value-type="float">
            <text:p>26177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32.354193260072" calcext:value-type="float">
            <text:p>432.354193260072</text:p>
          </table:table-cell>
          <table:table-cell office:value-type="float" office:value="557.498969389288" calcext:value-type="float">
            <text:p>557.498969389288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64.66666666667" calcext:value-type="float">
            <text:p>5064.66666666667</text:p>
          </table:table-cell>
          <table:table-cell office:value-type="float" office:value="56005.5929836824" calcext:value-type="float">
            <text:p>56005.5929836824</text:p>
          </table:table-cell>
          <table:table-cell office:value-type="float" office:value="11461" calcext:value-type="float">
            <text:p>11461</text:p>
          </table:table-cell>
          <table:table-cell office:value-type="float" office:value="108836.647770578" calcext:value-type="float">
            <text:p>108836.647770578</text:p>
          </table:table-cell>
          <table:table-cell office:value-type="float" office:value="1272.99616612776" calcext:value-type="float">
            <text:p>1272.99616612776</text:p>
          </table:table-cell>
          <table:table-cell office:value-type="float" office:value="687.295982630755" calcext:value-type="float">
            <text:p>687.295982630755</text:p>
          </table:table-cell>
          <table:table-cell office:value-type="float" office:value="1285.33333333333" calcext:value-type="float">
            <text:p>1285.3333333333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5" table:number-columns-repeated="2"/>
          <table:table-cell office:value-type="float" office:value="10699.6666666667" calcext:value-type="float">
            <text:p>10699.6666666667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766.63223501393" calcext:value-type="float">
            <text:p>7766.63223501393</text:p>
          </table:table-cell>
          <table:table-cell office:value-type="float" office:value="25470.6666666667" calcext:value-type="float">
            <text:p>25470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36.209325001902" calcext:value-type="float">
            <text:p>436.209325001902</text:p>
          </table:table-cell>
          <table:table-cell office:value-type="float" office:value="554.413712382902" calcext:value-type="float">
            <text:p>554.413712382902</text:p>
          </table:table-cell>
          <table:table-cell table:style-name="Default" office:value-type="float" office:value="942.333333333333" calcext:value-type="float">
            <text:p>942.333333333333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7" calcext:value-type="float">
            <text:p>5077</text:p>
          </table:table-cell>
          <table:table-cell office:value-type="float" office:value="55468.2349075549" calcext:value-type="float">
            <text:p>55468.2349075549</text:p>
          </table:table-cell>
          <table:table-cell office:value-type="float" office:value="11528.6666666667" calcext:value-type="float">
            <text:p>11528.6666666667</text:p>
          </table:table-cell>
          <table:table-cell office:value-type="float" office:value="109681.146447687" calcext:value-type="float">
            <text:p>109681.146447687</text:p>
          </table:table-cell>
          <table:table-cell office:value-type="float" office:value="1275.58686593106" calcext:value-type="float">
            <text:p>1275.58686593106</text:p>
          </table:table-cell>
          <table:table-cell office:value-type="float" office:value="686.187363799633" calcext:value-type="float">
            <text:p>686.187363799633</text:p>
          </table:table-cell>
          <table:table-cell office:value-type="float" office:value="1294.66666666667" calcext:value-type="float">
            <text:p>1294.66666666667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5" table:number-columns-repeated="2"/>
          <table:table-cell office:value-type="float" office:value="10653.3333333333" calcext:value-type="float">
            <text:p>10653.3333333333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740.67273629813" calcext:value-type="float">
            <text:p>7740.67273629813</text:p>
          </table:table-cell>
          <table:table-cell office:value-type="float" office:value="25395" calcext:value-type="float">
            <text:p>25395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4" calcext:value-type="float">
            <text:p>704</text:p>
          </table:table-cell>
          <table:table-cell office:value-type="float" office:value="431.267996992147" calcext:value-type="float">
            <text:p>431.267996992147</text:p>
          </table:table-cell>
          <table:table-cell office:value-type="float" office:value="552.145411963861" calcext:value-type="float">
            <text:p>552.145411963861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59" calcext:value-type="float">
            <text:p>5059</text:p>
          </table:table-cell>
          <table:table-cell office:value-type="float" office:value="56277.0966096837" calcext:value-type="float">
            <text:p>56277.0966096837</text:p>
          </table:table-cell>
          <table:table-cell office:value-type="float" office:value="11517.3333333333" calcext:value-type="float">
            <text:p>11517.3333333333</text:p>
          </table:table-cell>
          <table:table-cell office:value-type="float" office:value="108749.189569018" calcext:value-type="float">
            <text:p>108749.189569018</text:p>
          </table:table-cell>
          <table:table-cell office:value-type="float" office:value="1264.56820993836" calcext:value-type="float">
            <text:p>1264.56820993836</text:p>
          </table:table-cell>
          <table:table-cell office:value-type="float" office:value="696.950279456597" calcext:value-type="float">
            <text:p>696.950279456597</text:p>
          </table:table-cell>
          <table:table-cell office:value-type="float" office:value="1282.33333333333" calcext:value-type="float">
            <text:p>1282.3333333333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5" table:number-columns-repeated="2"/>
          <table:table-cell office:value-type="float" office:value="10727" calcext:value-type="float">
            <text:p>10727</text:p>
          </table:table-cell>
          <table:table-cell office:value-type="float" office:value="1615.33333333333" calcext:value-type="float">
            <text:p>1615.33333333333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8017.35933627739" calcext:value-type="float">
            <text:p>8017.35933627739</text:p>
          </table:table-cell>
          <table:table-cell office:value-type="float" office:value="25711" calcext:value-type="float">
            <text:p>25711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1.666666666667" calcext:value-type="float">
            <text:p>701.666666666667</text:p>
          </table:table-cell>
          <table:table-cell office:value-type="float" office:value="435.534246077081" calcext:value-type="float">
            <text:p>435.534246077081</text:p>
          </table:table-cell>
          <table:table-cell office:value-type="float" office:value="558.685332833685" calcext:value-type="float">
            <text:p>558.685332833685</text:p>
          </table:table-cell>
          <table:table-cell table:style-name="Default" office:value-type="float" office:value="947.666666666667" calcext:value-type="float">
            <text:p>947.66666666666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129.66666666667" calcext:value-type="float">
            <text:p>5129.66666666667</text:p>
          </table:table-cell>
          <table:table-cell office:value-type="float" office:value="56196.3047653896" calcext:value-type="float">
            <text:p>56196.3047653896</text:p>
          </table:table-cell>
          <table:table-cell office:value-type="float" office:value="11504.6666666667" calcext:value-type="float">
            <text:p>11504.6666666667</text:p>
          </table:table-cell>
          <table:table-cell office:value-type="float" office:value="109058.259041044" calcext:value-type="float">
            <text:p>109058.259041044</text:p>
          </table:table-cell>
          <table:table-cell office:value-type="float" office:value="1284.93355220729" calcext:value-type="float">
            <text:p>1284.93355220729</text:p>
          </table:table-cell>
          <table:table-cell office:value-type="float" office:value="695.863448161768" calcext:value-type="float">
            <text:p>695.863448161768</text:p>
          </table:table-cell>
          <table:table-cell office:value-type="float" office:value="1282.33333333333" calcext:value-type="float">
            <text:p>1282.3333333333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5" table:number-columns-repeated="2"/>
          <table:table-cell office:value-type="float" office:value="10694" calcext:value-type="float">
            <text:p>10694</text:p>
          </table:table-cell>
          <table:table-cell office:value-type="float" office:value="1610" calcext:value-type="float">
            <text:p>1610</text:p>
          </table:table-cell>
          <table:table-cell office:value-type="float" office:value="2024.66666666667" calcext:value-type="float">
            <text:p>2024.66666666667</text:p>
          </table:table-cell>
          <table:table-cell table:style-name="Default" office:value-type="float" office:value="7747.93975265701" calcext:value-type="float">
            <text:p>7747.93975265701</text:p>
          </table:table-cell>
          <table:table-cell office:value-type="float" office:value="25470.6666666667" calcext:value-type="float">
            <text:p>25470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39.291687420343" calcext:value-type="float">
            <text:p>439.291687420343</text:p>
          </table:table-cell>
          <table:table-cell office:value-type="float" office:value="552.971838636955" calcext:value-type="float">
            <text:p>552.971838636955</text:p>
          </table:table-cell>
          <table:table-cell table:style-name="Default" office:value-type="float" office:value="947.666666666667" calcext:value-type="float">
            <text:p>947.66666666666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100.66666666667" calcext:value-type="float">
            <text:p>5100.66666666667</text:p>
          </table:table-cell>
          <table:table-cell office:value-type="float" office:value="56064.136366509" calcext:value-type="float">
            <text:p>56064.136366509</text:p>
          </table:table-cell>
          <table:table-cell office:value-type="float" office:value="11563.6666666667" calcext:value-type="float">
            <text:p>11563.6666666667</text:p>
          </table:table-cell>
          <table:table-cell office:value-type="float" office:value="109939.522795189" calcext:value-type="float">
            <text:p>109939.522795189</text:p>
          </table:table-cell>
          <table:table-cell office:value-type="float" office:value="1277.92104579749" calcext:value-type="float">
            <text:p>1277.92104579749</text:p>
          </table:table-cell>
          <table:table-cell office:value-type="float" office:value="697.969656419629" calcext:value-type="float">
            <text:p>697.969656419629</text:p>
          </table:table-cell>
          <table:table-cell office:value-type="float" office:value="1296.33333333333" calcext:value-type="float">
            <text:p>1296.3333333333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5" table:number-columns-repeated="2"/>
          <table:table-cell office:value-type="float" office:value="10702" calcext:value-type="float">
            <text:p>10702</text:p>
          </table:table-cell>
          <table:table-cell office:value-type="float" office:value="1610" calcext:value-type="float">
            <text:p>1610</text:p>
          </table:table-cell>
          <table:table-cell office:value-type="float" office:value="2022" calcext:value-type="float">
            <text:p>2022</text:p>
          </table:table-cell>
          <table:table-cell table:style-name="Default" office:value-type="float" office:value="7611.86303367034" calcext:value-type="float">
            <text:p>7611.86303367034</text:p>
          </table:table-cell>
          <table:table-cell office:value-type="float" office:value="25432.3333333333" calcext:value-type="float">
            <text:p>25432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699" calcext:value-type="float">
            <text:p>699</text:p>
          </table:table-cell>
          <table:table-cell office:value-type="float" office:value="435.855758453825" calcext:value-type="float">
            <text:p>435.855758453825</text:p>
          </table:table-cell>
          <table:table-cell office:value-type="float" office:value="556.4786179119" calcext:value-type="float">
            <text:p>556.4786179119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63.33333333333" calcext:value-type="float">
            <text:p>5063.33333333333</text:p>
          </table:table-cell>
          <table:table-cell office:value-type="float" office:value="56024.7445942609" calcext:value-type="float">
            <text:p>56024.7445942609</text:p>
          </table:table-cell>
          <table:table-cell office:value-type="float" office:value="11464" calcext:value-type="float">
            <text:p>11464</text:p>
          </table:table-cell>
          <table:table-cell office:value-type="float" office:value="112331.955342037" calcext:value-type="float">
            <text:p>112331.955342037</text:p>
          </table:table-cell>
          <table:table-cell office:value-type="float" office:value="1240.11607883197" calcext:value-type="float">
            <text:p>1240.11607883197</text:p>
          </table:table-cell>
          <table:table-cell office:value-type="float" office:value="683.807667533151" calcext:value-type="float">
            <text:p>683.807667533151</text:p>
          </table:table-cell>
          <table:table-cell office:value-type="float" office:value="1282.33333333333" calcext:value-type="float">
            <text:p>1282.3333333333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6">
          <table:table-cell table:style-name="ce7" table:number-columns-spanned="2" table:number-rows-spanned="1"/>
          <table:covered-table-cell table:style-name="ce15" table:formula="of:=SUM([.D19:.Y19])/22" office:value-type="float" office:value="0" calcext:value-type="float">
            <text:p>0</text:p>
          </table:covered-table-cell>
          <table:table-cell table:style-name="ce15"/>
          <table:table-cell table:style-name="ce20" office:value-type="string" calcext:value-type="string" table:number-columns-spanned="22" table:number-rows-spanned="1">
            <text:p>Relative difference of the fitness value in comparison with the best result of heuristics</text:p>
          </table:table-cell>
          <table:covered-table-cell table:number-columns-repeated="2" table:style-name="ce18"/>
          <table:covered-table-cell table:style-name="ce119"/>
          <table:covered-table-cell table:number-columns-repeated="5" table:style-name="ce18"/>
          <table:covered-table-cell table:style-name="ce119"/>
          <table:covered-table-cell table:number-columns-repeated="2" table:style-name="ce18"/>
          <table:covered-table-cell table:style-name="ce119"/>
          <table:covered-table-cell table:number-columns-repeated="7" table:style-name="ce18"/>
          <table:covered-table-cell table:number-columns-repeated="2" table:style-name="ce119"/>
          <table:table-cell table:style-name="ce131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5" table:formula="of:=SUM([.D20:.Y20])/8" office:value-type="float" office:value="-0.00417392265371774" calcext:value-type="float">
            <text:p>-0.004173922653718</text:p>
          </table:table-cell>
          <table:table-cell table:style-name="ce13" table:formula="of:=[.B20] * (-1)" office:value-type="percentage" office:value="0.00417392265371774" calcext:value-type="percentage">
            <text:p>0.42%</text:p>
          </table:table-cell>
          <table:table-cell table:style-name="ce112" table:number-columns-repeated="4"/>
          <table:table-cell table:style-name="ce112" table:formula="of:=([.H4]-[.H7])/[.H4]" office:value-type="float" office:value="0.010481608478803" calcext:value-type="float">
            <text:p>0.010481608478803</text:p>
          </table:table-cell>
          <table:table-cell table:style-name="ce112" table:formula="of:=([.I4]-[.I7])/[.I4]" office:value-type="float" office:value="0" calcext:value-type="float">
            <text:p>0</text:p>
          </table:table-cell>
          <table:table-cell table:style-name="ce112" table:formula="of:=([.J4]-[.J7])/[.J4]" office:value-type="float" office:value="0.00940291490362007" calcext:value-type="float">
            <text:p>0.00940291490362</text:p>
          </table:table-cell>
          <table:table-cell table:style-name="ce112" table:number-columns-repeated="3"/>
          <table:table-cell table:style-name="ce112" table:formula="of:=([.N4]-[.N7])/[.N4]" office:value-type="float" office:value="0" calcext:value-type="float">
            <text:p>0</text:p>
          </table:table-cell>
          <table:table-cell table:style-name="ce112" table:formula="of:=([.O4]-[.O7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7])/[.S4]" office:value-type="float" office:value="-0.00807623031781995" calcext:value-type="float">
            <text:p>-0.00807623031782</text:p>
          </table:table-cell>
          <table:table-cell table:style-name="ce112"/>
          <table:table-cell table:style-name="ce112" table:formula="of:=([.U4]-[.U7])/[.U4]" office:value-type="float" office:value="-0.0195385064493594" calcext:value-type="float">
            <text:p>-0.019538506449359</text:p>
          </table:table-cell>
          <table:table-cell table:style-name="ce112"/>
          <table:table-cell table:style-name="ce112" table:formula="of:=([.W4]-[.W7])/[.W4]" office:value-type="float" office:value="-0.0256611678449857" calcext:value-type="float">
            <text:p>-0.025661167844986</text:p>
          </table:table-cell>
          <table:table-cell table:style-name="ce112" table:number-columns-repeated="2"/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5" table:formula="of:=SUM([.D21:.Y21])/8" office:value-type="float" office:value="-0.00233320931265693" calcext:value-type="float">
            <text:p>-0.002333209312657</text:p>
          </table:table-cell>
          <table:table-cell table:style-name="ce13" table:formula="of:=[.B21]" office:value-type="percentage" office:value="-0.00233320931265693" calcext:value-type="percentage">
            <text:p>-0.23%</text:p>
          </table:table-cell>
          <table:table-cell table:style-name="ce112" table:number-columns-repeated="4"/>
          <table:table-cell table:style-name="ce112" table:formula="of:=([.H4]-[.H8])/[.H4]" office:value-type="float" office:value="-0.00200020781379879" calcext:value-type="float">
            <text:p>-0.002000207813799</text:p>
          </table:table-cell>
          <table:table-cell table:style-name="ce112" table:formula="of:=([.I4]-[.I8])/[.I4]" office:value-type="float" office:value="0" calcext:value-type="float">
            <text:p>0</text:p>
          </table:table-cell>
          <table:table-cell table:style-name="ce112" table:formula="of:=([.J4]-[.J8])/[.J4]" office:value-type="float" office:value="0.00940291490362007" calcext:value-type="float">
            <text:p>0.00940291490362</text:p>
          </table:table-cell>
          <table:table-cell table:style-name="ce112" table:number-columns-repeated="3"/>
          <table:table-cell table:style-name="ce112" table:formula="of:=([.N4]-[.N8])/[.N4]" office:value-type="float" office:value="0" calcext:value-type="float">
            <text:p>0</text:p>
          </table:table-cell>
          <table:table-cell table:style-name="ce112" table:formula="of:=([.O4]-[.O8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8])/[.S4]" office:value-type="float" office:value="0.00113299633955029" calcext:value-type="float">
            <text:p>0.00113299633955</text:p>
          </table:table-cell>
          <table:table-cell table:style-name="ce112"/>
          <table:table-cell table:style-name="ce112" table:formula="of:=([.U4]-[.U8])/[.U4]" office:value-type="float" office:value="-0.0162037345684903" calcext:value-type="float">
            <text:p>-0.01620373456849</text:p>
          </table:table-cell>
          <table:table-cell table:style-name="ce112"/>
          <table:table-cell table:style-name="ce112" table:formula="of:=([.W4]-[.W8])/[.W4]" office:value-type="float" office:value="-0.0109976433621367" calcext:value-type="float">
            <text:p>-0.010997643362137</text:p>
          </table:table-cell>
          <table:table-cell table:style-name="ce112" table:number-columns-repeated="2"/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5" table:formula="of:=SUM([.D22:.Y22])/8" office:value-type="float" office:value="-0.0012871053742192" calcext:value-type="float">
            <text:p>-0.001287105374219</text:p>
          </table:table-cell>
          <table:table-cell table:style-name="ce13" table:formula="of:=[.B22]" office:value-type="percentage" office:value="-0.0012871053742192" calcext:value-type="percentage">
            <text:p>-0.13%</text:p>
          </table:table-cell>
          <table:table-cell table:style-name="ce112" table:number-columns-repeated="4"/>
          <table:table-cell table:style-name="ce112" table:formula="of:=([.H4]-[.H9])/[.H4]" office:value-type="float" office:value="0.00726049459684118" calcext:value-type="float">
            <text:p>0.007260494596841</text:p>
          </table:table-cell>
          <table:table-cell table:style-name="ce112" table:formula="of:=([.I4]-[.I9])/[.I4]" office:value-type="float" office:value="0" calcext:value-type="float">
            <text:p>0</text:p>
          </table:table-cell>
          <table:table-cell table:style-name="ce112" table:formula="of:=([.J4]-[.J9])/[.J4]" office:value-type="float" office:value="0.00705218617771509" calcext:value-type="float">
            <text:p>0.007052186177715</text:p>
          </table:table-cell>
          <table:table-cell table:style-name="ce112" table:number-columns-repeated="3"/>
          <table:table-cell table:style-name="ce112" table:formula="of:=([.N4]-[.N9])/[.N4]" office:value-type="float" office:value="0" calcext:value-type="float">
            <text:p>0</text:p>
          </table:table-cell>
          <table:table-cell table:style-name="ce112" table:formula="of:=([.O4]-[.O9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9])/[.S4]" office:value-type="float" office:value="-0.00241124862006851" calcext:value-type="float">
            <text:p>-0.002411248620069</text:p>
          </table:table-cell>
          <table:table-cell table:style-name="ce112"/>
          <table:table-cell table:style-name="ce112" table:formula="of:=([.U4]-[.U9])/[.U4]" office:value-type="float" office:value="-0.0112006317861047" calcext:value-type="float">
            <text:p>-0.011200631786105</text:p>
          </table:table-cell>
          <table:table-cell table:style-name="ce112"/>
          <table:table-cell table:style-name="ce112" table:formula="of:=([.W4]-[.W9])/[.W4]" office:value-type="float" office:value="-0.0109976433621367" calcext:value-type="float">
            <text:p>-0.010997643362137</text:p>
          </table:table-cell>
          <table:table-cell table:style-name="ce112" table:number-columns-repeated="2"/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5" table:formula="of:=SUM([.D23:.Y23])/8" office:value-type="float" office:value="-0.00646351772419378" calcext:value-type="float">
            <text:p>-0.006463517724194</text:p>
          </table:table-cell>
          <table:table-cell table:style-name="ce13" table:formula="of:=[.B23]" office:value-type="percentage" office:value="-0.00646351772419378" calcext:value-type="percentage">
            <text:p>-0.65%</text:p>
          </table:table-cell>
          <table:table-cell table:style-name="ce112" table:number-columns-repeated="4"/>
          <table:table-cell table:style-name="ce112" table:formula="of:=([.H4]-[.H10])/[.H4]" office:value-type="float" office:value="0.00593568162926014" calcext:value-type="float">
            <text:p>0.00593568162926</text:p>
          </table:table-cell>
          <table:table-cell table:style-name="ce112" table:formula="of:=([.I4]-[.I10])/[.I4]" office:value-type="float" office:value="0" calcext:value-type="float">
            <text:p>0</text:p>
          </table:table-cell>
          <table:table-cell table:style-name="ce112" table:formula="of:=([.J4]-[.J10])/[.J4]" office:value-type="float" office:value="-0.00846262341325811" calcext:value-type="float">
            <text:p>-0.008462623413258</text:p>
          </table:table-cell>
          <table:table-cell table:style-name="ce112" table:number-columns-repeated="3"/>
          <table:table-cell table:style-name="ce112" table:formula="of:=([.N4]-[.N10])/[.N4]" office:value-type="float" office:value="0" calcext:value-type="float">
            <text:p>0</text:p>
          </table:table-cell>
          <table:table-cell table:style-name="ce112" table:formula="of:=([.O4]-[.O10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0])/[.S4]" office:value-type="float" office:value="-0.00886061239904707" calcext:value-type="float">
            <text:p>-0.008860612399047</text:p>
          </table:table-cell>
          <table:table-cell table:style-name="ce112"/>
          <table:table-cell table:style-name="ce112" table:formula="of:=([.U4]-[.U10])/[.U4]" office:value-type="float" office:value="-0.0164923603258757" calcext:value-type="float">
            <text:p>-0.016492360325876</text:p>
          </table:table-cell>
          <table:table-cell table:style-name="ce112"/>
          <table:table-cell table:style-name="ce112" table:formula="of:=([.W4]-[.W10])/[.W4]" office:value-type="float" office:value="-0.0238282272846294" calcext:value-type="float">
            <text:p>-0.023828227284629</text:p>
          </table:table-cell>
          <table:table-cell table:style-name="ce112" table:number-columns-repeated="2"/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5" table:formula="of:=SUM([.D24:.Y24])/8" office:value-type="float" office:value="-0.00816866199277694" calcext:value-type="float">
            <text:p>-0.008168661992777</text:p>
          </table:table-cell>
          <table:table-cell table:style-name="ce13" table:formula="of:=[.B24]" office:value-type="percentage" office:value="-0.00816866199277694" calcext:value-type="percentage">
            <text:p>-0.82%</text:p>
          </table:table-cell>
          <table:table-cell table:style-name="ce112" table:number-columns-repeated="4"/>
          <table:table-cell table:style-name="ce112" table:formula="of:=([.H4]-[.H11])/[.H4]" office:value-type="float" office:value="0.010481608478803" calcext:value-type="float">
            <text:p>0.010481608478803</text:p>
          </table:table-cell>
          <table:table-cell table:style-name="ce112" table:formula="of:=([.I4]-[.I11])/[.I4]" office:value-type="float" office:value="0" calcext:value-type="float">
            <text:p>0</text:p>
          </table:table-cell>
          <table:table-cell table:style-name="ce112" table:formula="of:=([.J4]-[.J11])/[.J4]" office:value-type="float" office:value="-0.00658204043253403" calcext:value-type="float">
            <text:p>-0.006582040432534</text:p>
          </table:table-cell>
          <table:table-cell table:style-name="ce112" table:number-columns-repeated="3"/>
          <table:table-cell table:style-name="ce112" table:formula="of:=([.N4]-[.N11])/[.N4]" office:value-type="float" office:value="0" calcext:value-type="float">
            <text:p>0</text:p>
          </table:table-cell>
          <table:table-cell table:style-name="ce112" table:formula="of:=([.O4]-[.O11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1])/[.S4]" office:value-type="float" office:value="-0.0215559816396491" calcext:value-type="float">
            <text:p>-0.021555981639649</text:p>
          </table:table-cell>
          <table:table-cell table:style-name="ce112"/>
          <table:table-cell table:style-name="ce112" table:formula="of:=([.U4]-[.U11])/[.U4]" office:value-type="float" office:value="-0.0141762549594664" calcext:value-type="float">
            <text:p>-0.014176254959466</text:p>
          </table:table-cell>
          <table:table-cell table:style-name="ce112"/>
          <table:table-cell table:style-name="ce112" table:formula="of:=([.W4]-[.W11])/[.W4]" office:value-type="float" office:value="-0.033516627389369" calcext:value-type="float">
            <text:p>-0.033516627389369</text:p>
          </table:table-cell>
          <table:table-cell table:style-name="ce112" table:number-columns-repeated="2"/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5" table:formula="of:=SUM([.D25:.Y25])/8" office:value-type="float" office:value="0.000219775777975055" calcext:value-type="float">
            <text:p>0.000219775777975</text:p>
          </table:table-cell>
          <table:table-cell table:style-name="ce13" table:formula="of:=[.B25]" office:value-type="percentage" office:value="0.000219775777975055" calcext:value-type="percentage">
            <text:p>0.02%</text:p>
          </table:table-cell>
          <table:table-cell table:style-name="ce112" table:number-columns-repeated="4"/>
          <table:table-cell table:style-name="ce112" table:formula="of:=([.H4]-[.H12])/[.H4]" office:value-type="float" office:value="0.00753325020781375" calcext:value-type="float">
            <text:p>0.007533250207814</text:p>
          </table:table-cell>
          <table:table-cell table:style-name="ce112" table:formula="of:=([.I4]-[.I12])/[.I4]" office:value-type="float" office:value="0" calcext:value-type="float">
            <text:p>0</text:p>
          </table:table-cell>
          <table:table-cell table:style-name="ce112" table:formula="of:=([.J4]-[.J12])/[.J4]" office:value-type="float" office:value="0.00940291490362007" calcext:value-type="float">
            <text:p>0.00940291490362</text:p>
          </table:table-cell>
          <table:table-cell table:style-name="ce112" table:number-columns-repeated="3"/>
          <table:table-cell table:style-name="ce112" table:formula="of:=([.N4]-[.N12])/[.N4]" office:value-type="float" office:value="0" calcext:value-type="float">
            <text:p>0</text:p>
          </table:table-cell>
          <table:table-cell table:style-name="ce112" table:formula="of:=([.O4]-[.O12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2])/[.S4]" office:value-type="float" office:value="-0.00162686653884139" calcext:value-type="float">
            <text:p>-0.001626866538841</text:p>
          </table:table-cell>
          <table:table-cell table:style-name="ce112"/>
          <table:table-cell table:style-name="ce112" table:formula="of:=([.U4]-[.U12])/[.U4]" office:value-type="float" office:value="-0.013551092348792" calcext:value-type="float">
            <text:p>-0.013551092348792</text:p>
          </table:table-cell>
          <table:table-cell table:style-name="ce112"/>
          <table:table-cell table:style-name="ce112" table:formula="of:=([.W4]-[.W12])/[.W4]" office:value-type="float" office:value="0" calcext:value-type="float">
            <text:p>0</text:p>
          </table:table-cell>
          <table:table-cell table:style-name="ce112" table:number-columns-repeated="2"/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5" table:formula="of:=SUM([.D26:.Y26])/8" office:value-type="float" office:value="-0.00460990698747329" calcext:value-type="float">
            <text:p>-0.004609906987473</text:p>
          </table:table-cell>
          <table:table-cell table:style-name="ce13" table:formula="of:=[.B26]" office:value-type="percentage" office:value="-0.00460990698747329" calcext:value-type="percentage">
            <text:p>-0.46%</text:p>
          </table:table-cell>
          <table:table-cell table:style-name="ce112" table:number-columns-repeated="4"/>
          <table:table-cell table:style-name="ce112" table:formula="of:=([.H4]-[.H13])/[.H4]" office:value-type="float" office:value="-0.0200020781379883" calcext:value-type="float">
            <text:p>-0.020002078137988</text:p>
          </table:table-cell>
          <table:table-cell table:style-name="ce112" table:formula="of:=([.I4]-[.I13])/[.I4]" office:value-type="float" office:value="0" calcext:value-type="float">
            <text:p>0</text:p>
          </table:table-cell>
          <table:table-cell table:style-name="ce112" table:formula="of:=([.J4]-[.J13])/[.J4]" office:value-type="float" office:value="0.00940291490362007" calcext:value-type="float">
            <text:p>0.00940291490362</text:p>
          </table:table-cell>
          <table:table-cell table:style-name="ce112" table:number-columns-repeated="3"/>
          <table:table-cell table:style-name="ce112" table:formula="of:=([.N4]-[.N13])/[.N4]" office:value-type="float" office:value="0" calcext:value-type="float">
            <text:p>0</text:p>
          </table:table-cell>
          <table:table-cell table:style-name="ce112" table:formula="of:=([.O4]-[.O13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3])/[.S4]" office:value-type="float" office:value="0.00113299633955029" calcext:value-type="float">
            <text:p>0.00113299633955</text:p>
          </table:table-cell>
          <table:table-cell table:style-name="ce112"/>
          <table:table-cell table:style-name="ce112" table:formula="of:=([.U4]-[.U13])/[.U4]" office:value-type="float" office:value="-0.0177246889002289" calcext:value-type="float">
            <text:p>-0.017724688900229</text:p>
          </table:table-cell>
          <table:table-cell table:style-name="ce112"/>
          <table:table-cell table:style-name="ce112" table:formula="of:=([.W4]-[.W13])/[.W4]" office:value-type="float" office:value="-0.0096884001047394" calcext:value-type="float">
            <text:p>-0.009688400104739</text:p>
          </table:table-cell>
          <table:table-cell table:style-name="ce112" table:number-columns-repeated="2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5" table:formula="of:=SUM([.D27:.Y27])/8" office:value-type="float" office:value="-0.00308053409302695" calcext:value-type="float">
            <text:p>-0.003080534093027</text:p>
          </table:table-cell>
          <table:table-cell table:style-name="ce13" table:formula="of:=[.B27]" office:value-type="percentage" office:value="-0.00308053409302695" calcext:value-type="percentage">
            <text:p>-0.31%</text:p>
          </table:table-cell>
          <table:table-cell table:style-name="ce112" table:number-columns-repeated="4"/>
          <table:table-cell table:style-name="ce112" table:formula="of:=([.H4]-[.H14])/[.H4]" office:value-type="float" office:value="0.00753325020781375" calcext:value-type="float">
            <text:p>0.007533250207814</text:p>
          </table:table-cell>
          <table:table-cell table:style-name="ce112" table:formula="of:=([.I4]-[.I14])/[.I4]" office:value-type="float" office:value="0" calcext:value-type="float">
            <text:p>0</text:p>
          </table:table-cell>
          <table:table-cell table:style-name="ce112" table:formula="of:=([.J4]-[.J14])/[.J4]" office:value-type="float" office:value="0.00940291490362007" calcext:value-type="float">
            <text:p>0.00940291490362</text:p>
          </table:table-cell>
          <table:table-cell table:style-name="ce112" table:number-columns-repeated="3"/>
          <table:table-cell table:style-name="ce112" table:formula="of:=([.N4]-[.N14])/[.N4]" office:value-type="float" office:value="0" calcext:value-type="float">
            <text:p>0</text:p>
          </table:table-cell>
          <table:table-cell table:style-name="ce112" table:formula="of:=([.O4]-[.O14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4])/[.S4]" office:value-type="float" office:value="-0.00476439486374987" calcext:value-type="float">
            <text:p>-0.00476439486375</text:p>
          </table:table-cell>
          <table:table-cell table:style-name="ce112"/>
          <table:table-cell table:style-name="ce112" table:formula="of:=([.U4]-[.U14])/[.U4]" office:value-type="float" office:value="-0.0197958806457356" calcext:value-type="float">
            <text:p>-0.019795880645736</text:p>
          </table:table-cell>
          <table:table-cell table:style-name="ce112"/>
          <table:table-cell table:style-name="ce112" table:formula="of:=([.W4]-[.W14])/[.W4]" office:value-type="float" office:value="-0.017020162346164" calcext:value-type="float">
            <text:p>-0.017020162346164</text:p>
          </table:table-cell>
          <table:table-cell table:style-name="ce112" table:number-columns-repeated="2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5" table:formula="of:=SUM([.D28:.Y28])/8" office:value-type="float" office:value="-0.000570174579389515" calcext:value-type="float">
            <text:p>-0.00057017457939</text:p>
          </table:table-cell>
          <table:table-cell table:style-name="ce13" table:formula="of:=[.B28]" office:value-type="percentage" office:value="-0.000570174579389515" calcext:value-type="percentage">
            <text:p>-0.06%</text:p>
          </table:table-cell>
          <table:table-cell table:style-name="ce112" table:number-columns-repeated="4"/>
          <table:table-cell table:style-name="ce112" table:formula="of:=([.H4]-[.H15])/[.H4]" office:value-type="float" office:value="0.010481608478803" calcext:value-type="float">
            <text:p>0.010481608478803</text:p>
          </table:table-cell>
          <table:table-cell table:style-name="ce112" table:formula="of:=([.I4]-[.I15])/[.I4]" office:value-type="float" office:value="0" calcext:value-type="float">
            <text:p>0</text:p>
          </table:table-cell>
          <table:table-cell table:style-name="ce112" table:formula="of:=([.J4]-[.J15])/[.J4]" office:value-type="float" office:value="0.00705218617771509" calcext:value-type="float">
            <text:p>0.007052186177715</text:p>
          </table:table-cell>
          <table:table-cell table:style-name="ce112" table:number-columns-repeated="3"/>
          <table:table-cell table:style-name="ce112" table:formula="of:=([.N4]-[.N15])/[.N4]" office:value-type="float" office:value="0" calcext:value-type="float">
            <text:p>0</text:p>
          </table:table-cell>
          <table:table-cell table:style-name="ce112" table:formula="of:=([.O4]-[.O15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5])/[.S4]" office:value-type="float" office:value="-0.00377665446516768" calcext:value-type="float">
            <text:p>-0.003776654465168</text:p>
          </table:table-cell>
          <table:table-cell table:style-name="ce112"/>
          <table:table-cell table:style-name="ce112" table:formula="of:=([.U4]-[.U15])/[.U4]" office:value-type="float" office:value="-0.0109867745850421" calcext:value-type="float">
            <text:p>-0.010986774585042</text:p>
          </table:table-cell>
          <table:table-cell table:style-name="ce112"/>
          <table:table-cell table:style-name="ce112" table:formula="of:=([.W4]-[.W15])/[.W4]" office:value-type="float" office:value="-0.0073317622414244" calcext:value-type="float">
            <text:p>-0.007331762241424</text:p>
          </table:table-cell>
          <table:table-cell table:style-name="ce112" table:number-columns-repeated="2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5" table:formula="of:=SUM([.D29:.Y29])/8" office:value-type="float" office:value="-0.00359511476634431" calcext:value-type="float">
            <text:p>-0.003595114766344</text:p>
          </table:table-cell>
          <table:table-cell table:style-name="ce13" table:formula="of:=[.B29]" office:value-type="percentage" office:value="-0.00359511476634431" calcext:value-type="percentage">
            <text:p>-0.36%</text:p>
          </table:table-cell>
          <table:table-cell table:style-name="ce112" table:number-columns-repeated="4"/>
          <table:table-cell table:style-name="ce112" table:formula="of:=([.H4]-[.H16])/[.H4]" office:value-type="float" office:value="-0.00183135910224439" calcext:value-type="float">
            <text:p>-0.001831359102244</text:p>
          </table:table-cell>
          <table:table-cell table:style-name="ce112" table:formula="of:=([.I4]-[.I16])/[.I4]" office:value-type="float" office:value="0" calcext:value-type="float">
            <text:p>0</text:p>
          </table:table-cell>
          <table:table-cell table:style-name="ce112" table:formula="of:=([.J4]-[.J16])/[.J4]" office:value-type="float" office:value="0.0103432063939822" calcext:value-type="float">
            <text:p>0.010343206393982</text:p>
          </table:table-cell>
          <table:table-cell table:style-name="ce112" table:number-columns-repeated="3"/>
          <table:table-cell table:style-name="ce112" table:formula="of:=([.N4]-[.N16])/[.N4]" office:value-type="float" office:value="0" calcext:value-type="float">
            <text:p>0</text:p>
          </table:table-cell>
          <table:table-cell table:style-name="ce112" table:formula="of:=([.O4]-[.O16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6])/[.S4]" office:value-type="float" office:value="-0.00267270931381088" calcext:value-type="float">
            <text:p>-0.002672709313811</text:p>
          </table:table-cell>
          <table:table-cell table:style-name="ce112"/>
          <table:table-cell table:style-name="ce112" table:formula="of:=([.U4]-[.U16])/[.U4]" office:value-type="float" office:value="-0.027268293867257" calcext:value-type="float">
            <text:p>-0.027268293867257</text:p>
          </table:table-cell>
          <table:table-cell table:style-name="ce112"/>
          <table:table-cell table:style-name="ce112" table:formula="of:=([.W4]-[.W16])/[.W4]" office:value-type="float" office:value="-0.0073317622414244" calcext:value-type="float">
            <text:p>-0.007331762241424</text:p>
          </table:table-cell>
          <table:table-cell table:style-name="ce112" table:number-columns-repeated="2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5" table:formula="of:=SUM([.D30:.Y30])/8" office:value-type="float" office:value="-0.00385875025262952" calcext:value-type="float">
            <text:p>-0.00385875025263</text:p>
          </table:table-cell>
          <table:table-cell table:style-name="ce13" table:formula="of:=[.B30]" office:value-type="percentage" office:value="-0.00385875025262952" calcext:value-type="percentage">
            <text:p>-0.39%</text:p>
          </table:table-cell>
          <table:table-cell table:style-name="ce112" table:number-columns-repeated="4"/>
          <table:table-cell table:style-name="ce112" table:formula="of:=([.H4]-[.H17])/[.H4]" office:value-type="float" office:value="0.00753325020781375" calcext:value-type="float">
            <text:p>0.007533250207814</text:p>
          </table:table-cell>
          <table:table-cell table:style-name="ce112" table:formula="of:=([.I4]-[.I17])/[.I4]" office:value-type="float" office:value="0" calcext:value-type="float">
            <text:p>0</text:p>
          </table:table-cell>
          <table:table-cell table:style-name="ce112" table:formula="of:=([.J4]-[.J17])/[.J4]" office:value-type="float" office:value="0.00940291490362007" calcext:value-type="float">
            <text:p>0.00940291490362</text:p>
          </table:table-cell>
          <table:table-cell table:style-name="ce112" table:number-columns-repeated="3"/>
          <table:table-cell table:style-name="ce112" table:formula="of:=([.N4]-[.N17])/[.N4]" office:value-type="float" office:value="0" calcext:value-type="float">
            <text:p>0</text:p>
          </table:table-cell>
          <table:table-cell table:style-name="ce112" table:formula="of:=([.O4]-[.O17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7])/[.S4]" office:value-type="float" office:value="-0.00781476962407757" calcext:value-type="float">
            <text:p>-0.007814769624078</text:p>
          </table:table-cell>
          <table:table-cell table:style-name="ce112"/>
          <table:table-cell table:style-name="ce112" table:formula="of:=([.U4]-[.U17])/[.U4]" office:value-type="float" office:value="-0.0216619919048313" calcext:value-type="float">
            <text:p>-0.021661991904831</text:p>
          </table:table-cell>
          <table:table-cell table:style-name="ce112"/>
          <table:table-cell table:style-name="ce112" table:formula="of:=([.W4]-[.W17])/[.W4]" office:value-type="float" office:value="-0.0183294056035611" calcext:value-type="float">
            <text:p>-0.018329405603561</text:p>
          </table:table-cell>
          <table:table-cell table:style-name="ce112" table:number-columns-repeated="2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5" table:formula="of:=SUM([.D31:.Y31])/8" office:value-type="float" office:value="0.00315413440773122" calcext:value-type="float">
            <text:p>0.003154134407731</text:p>
          </table:table-cell>
          <table:table-cell table:style-name="ce13" table:formula="of:=[.B31]" office:value-type="percentage" office:value="0.00315413440773122" calcext:value-type="percentage">
            <text:p>0.32%</text:p>
          </table:table-cell>
          <table:table-cell table:style-name="ce112" table:number-columns-repeated="4"/>
          <table:table-cell table:style-name="ce112" table:formula="of:=([.H4]-[.H18])/[.H4]" office:value-type="float" office:value="0.00902691188694934" calcext:value-type="float">
            <text:p>0.009026911886949</text:p>
          </table:table-cell>
          <table:table-cell table:style-name="ce112" table:formula="of:=([.I4]-[.I18])/[.I4]" office:value-type="float" office:value="0" calcext:value-type="float">
            <text:p>0</text:p>
          </table:table-cell>
          <table:table-cell table:style-name="ce112" table:formula="of:=([.J4]-[.J18])/[.J4]" office:value-type="float" office:value="0.0141043723554302" calcext:value-type="float">
            <text:p>0.01410437235543</text:p>
          </table:table-cell>
          <table:table-cell table:style-name="ce112" table:number-columns-repeated="3"/>
          <table:table-cell table:style-name="ce112" table:formula="of:=([.N4]-[.N18])/[.N4]" office:value-type="float" office:value="0" calcext:value-type="float">
            <text:p>0</text:p>
          </table:table-cell>
          <table:table-cell table:style-name="ce112" table:formula="of:=([.O4]-[.O18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8])/[.S4]" office:value-type="float" office:value="0.000871535645807914" calcext:value-type="float">
            <text:p>0.000871535645808</text:p>
          </table:table-cell>
          <table:table-cell table:style-name="ce112"/>
          <table:table-cell table:style-name="ce112" table:formula="of:=([.U4]-[.U18])/[.U4]" office:value-type="float" office:value="0.00856201761508669" calcext:value-type="float">
            <text:p>0.008562017615087</text:p>
          </table:table-cell>
          <table:table-cell table:style-name="ce112"/>
          <table:table-cell table:style-name="ce112" table:formula="of:=([.W4]-[.W18])/[.W4]" office:value-type="float" office:value="-0.0073317622414244" calcext:value-type="float">
            <text:p>-0.007331762241424</text:p>
          </table:table-cell>
          <table:table-cell table:style-name="ce112" table:number-columns-repeated="2"/>
          <table:table-cell table:style-name="ce54" table:number-columns-repeated="33"/>
          <table:table-cell table:number-columns-repeated="6"/>
        </table:table-row>
        <table:table-row table:style-name="ro6">
          <table:table-cell table:style-name="ce7" table:number-columns-spanned="2" table:number-rows-spanned="1"/>
          <table:covered-table-cell table:style-name="ce15" table:formula="of:=SUM([.D32:.Y32])/22" office:value-type="float" office:value="0" calcext:value-type="float">
            <text:p>0</text:p>
          </table:covered-table-cell>
          <table:table-cell table:style-name="ce15"/>
          <table:table-cell table:style-name="ce20" office:value-type="string" calcext:value-type="string" table:number-columns-spanned="22" table:number-rows-spanned="1">
            <text:p>Relative difference of the fitness value in comparison with the optimal value if known</text:p>
          </table:table-cell>
          <table:covered-table-cell table:number-columns-repeated="2" table:style-name="ce18"/>
          <table:covered-table-cell table:style-name="ce119"/>
          <table:covered-table-cell table:number-columns-repeated="5" table:style-name="ce18"/>
          <table:covered-table-cell table:style-name="ce119"/>
          <table:covered-table-cell table:number-columns-repeated="2" table:style-name="ce18"/>
          <table:covered-table-cell table:style-name="ce119"/>
          <table:covered-table-cell table:number-columns-repeated="7" table:style-name="ce18"/>
          <table:covered-table-cell table:number-columns-repeated="2" table:style-name="ce119"/>
          <table:table-cell table:style-name="ce131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5" table:formula="of:=SUM([.D33:.Y33])/14" office:value-type="float" office:value="-0.0110802169265062" calcext:value-type="float">
            <text:p>-0.011080216926506</text:p>
          </table:table-cell>
          <table:table-cell table:style-name="ce13" table:formula="of:=[.B33]*(-1)" office:value-type="percentage" office:value="0.0110802169265062" calcext:value-type="percentage">
            <text:p>1.11%</text:p>
          </table:table-cell>
          <table:table-cell table:style-name="ce112" table:formula="of:=([.D3]-[.D7])/[.D3]" office:value-type="float" office:value="-0.00699410362564301" calcext:value-type="float">
            <text:p>-0.006994103625643</text:p>
          </table:table-cell>
          <table:table-cell table:style-name="ce112" table:formula="of:=([.E3]-[.E7])/[.E3]" office:value-type="float" office:value="0" calcext:value-type="float">
            <text:p>0</text:p>
          </table:table-cell>
          <table:table-cell table:style-name="ce112" table:formula="of:=([.F3]-[.F7])/[.F3]" office:value-type="float" office:value="0" calcext:value-type="float">
            <text:p>0</text:p>
          </table:table-cell>
          <table:table-cell table:style-name="ce112" table:formula="of:=([.G3]-[.G7])/[.G3]" office:value-type="float" office:value="-0.0323085758910643" calcext:value-type="float">
            <text:p>-0.032308575891064</text:p>
          </table:table-cell>
          <table:table-cell table:style-name="ce112" table:number-columns-repeated="3"/>
          <table:table-cell table:style-name="ce112" table:formula="of:=([.K3]-[.K7])/[.K3]" office:value-type="float" office:value="-0.0165574449538587" calcext:value-type="float">
            <text:p>-0.016557444953859</text:p>
          </table:table-cell>
          <table:table-cell table:style-name="ce112" table:formula="of:=([.L3]-[.L7])/[.L3]" office:value-type="float" office:value="-0.0211830134197905" calcext:value-type="float">
            <text:p>-0.021183013419791</text:p>
          </table:table-cell>
          <table:table-cell table:style-name="ce112" table:formula="of:=([.M3]-[.M7])/[.M3]" office:value-type="float" office:value="-0.00569192458199933" calcext:value-type="float">
            <text:p>-0.005691924581999</text:p>
          </table:table-cell>
          <table:table-cell table:style-name="ce112" table:number-columns-repeated="2"/>
          <table:table-cell table:style-name="ce112" table:formula="of:=([.P3]-[.P7])/[.P3]" office:value-type="float" office:value="0" calcext:value-type="float">
            <text:p>0</text:p>
          </table:table-cell>
          <table:table-cell table:style-name="ce112" table:formula="of:=([.Q3]-[.Q7])/[.Q3]" office:value-type="float" office:value="-0.00871977804201348" calcext:value-type="float">
            <text:p>-0.008719778042013</text:p>
          </table:table-cell>
          <table:table-cell table:style-name="ce112" table:formula="of:=([.R3]-[.R7])/[.R3]" office:value-type="float" office:value="-0.0352837800372394" calcext:value-type="float">
            <text:p>-0.035283780037239</text:p>
          </table:table-cell>
          <table:table-cell table:style-name="ce112"/>
          <table:table-cell table:style-name="ce112" table:formula="of:=([.T3]-[.T7])/[.T3]" office:value-type="float" office:value="-0.00856602380292426" calcext:value-type="float">
            <text:p>-0.008566023802924</text:p>
          </table:table-cell>
          <table:table-cell table:style-name="ce112"/>
          <table:table-cell table:style-name="ce112" table:formula="of:=([.V3]-[.V7])/[.V3]" office:value-type="float" office:value="-0.0198183926165539" calcext:value-type="float">
            <text:p>-0.019818392616554</text:p>
          </table:table-cell>
          <table:table-cell table:style-name="ce112"/>
          <table:table-cell table:style-name="ce112" table:formula="of:=([.X3]-[.X7])/[.X3]" office:value-type="float" office:value="0" calcext:value-type="float">
            <text:p>0</text:p>
          </table:table-cell>
          <table:table-cell table:style-name="ce112" table:formula="of:=([.Y3]-[.Y7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5" table:formula="of:=SUM([.D34:.Y34])/14" office:value-type="float" office:value="-0.0122063962334647" calcext:value-type="float">
            <text:p>-0.012206396233465</text:p>
          </table:table-cell>
          <table:table-cell table:style-name="ce13" table:formula="of:=[.B34]*(-1)" office:value-type="percentage" office:value="0.0122063962334647" calcext:value-type="percentage">
            <text:p>1.22%</text:p>
          </table:table-cell>
          <table:table-cell table:style-name="ce112" table:formula="of:=([.D3]-[.D8])/[.D3]" office:value-type="float" office:value="-0.00937774432317144" calcext:value-type="float">
            <text:p>-0.009377744323171</text:p>
          </table:table-cell>
          <table:table-cell table:style-name="ce112" table:formula="of:=([.E3]-[.E8])/[.E3]" office:value-type="float" office:value="0" calcext:value-type="float">
            <text:p>0</text:p>
          </table:table-cell>
          <table:table-cell table:style-name="ce112" table:formula="of:=([.F3]-[.F8])/[.F3]" office:value-type="float" office:value="0" calcext:value-type="float">
            <text:p>0</text:p>
          </table:table-cell>
          <table:table-cell table:style-name="ce112" table:formula="of:=([.G3]-[.G8])/[.G3]" office:value-type="float" office:value="-0.0189383900892015" calcext:value-type="float">
            <text:p>-0.018938390089202</text:p>
          </table:table-cell>
          <table:table-cell table:style-name="ce112" table:number-columns-repeated="3"/>
          <table:table-cell table:style-name="ce112" table:formula="of:=([.K3]-[.K8])/[.K3]" office:value-type="float" office:value="-0.0215345174296719" calcext:value-type="float">
            <text:p>-0.021534517429672</text:p>
          </table:table-cell>
          <table:table-cell table:style-name="ce112" table:formula="of:=([.L3]-[.L8])/[.L3]" office:value-type="float" office:value="-0.0325066885875216" calcext:value-type="float">
            <text:p>-0.032506688587522</text:p>
          </table:table-cell>
          <table:table-cell table:style-name="ce112" table:formula="of:=([.M3]-[.M8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8])/[.P3]" office:value-type="float" office:value="0" calcext:value-type="float">
            <text:p>0</text:p>
          </table:table-cell>
          <table:table-cell table:style-name="ce112" table:formula="of:=([.Q3]-[.Q8])/[.Q3]" office:value-type="float" office:value="-0.007002246003435" calcext:value-type="float">
            <text:p>-0.007002246003435</text:p>
          </table:table-cell>
          <table:table-cell table:style-name="ce112" table:formula="of:=([.R3]-[.R8])/[.R3]" office:value-type="float" office:value="-0.0322309126288595" calcext:value-type="float">
            <text:p>-0.03223091262886</text:p>
          </table:table-cell>
          <table:table-cell table:style-name="ce112"/>
          <table:table-cell table:style-name="ce112" table:formula="of:=([.T3]-[.T8])/[.T3]" office:value-type="float" office:value="-0.0310253919210255" calcext:value-type="float">
            <text:p>-0.031025391921026</text:p>
          </table:table-cell>
          <table:table-cell table:style-name="ce112"/>
          <table:table-cell table:style-name="ce112" table:formula="of:=([.V3]-[.V8])/[.V3]" office:value-type="float" office:value="-0.0182736562856187" calcext:value-type="float">
            <text:p>-0.018273656285619</text:p>
          </table:table-cell>
          <table:table-cell table:style-name="ce112"/>
          <table:table-cell table:style-name="ce112" table:formula="of:=([.X3]-[.X8])/[.X3]" office:value-type="float" office:value="0" calcext:value-type="float">
            <text:p>0</text:p>
          </table:table-cell>
          <table:table-cell table:style-name="ce112" table:formula="of:=([.Y3]-[.Y8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5" table:formula="of:=SUM([.D35:.Y35])/14" office:value-type="float" office:value="-0.00660739190799952" calcext:value-type="float">
            <text:p>-0.006607391908</text:p>
          </table:table-cell>
          <table:table-cell table:style-name="ce13" table:formula="of:=[.B35]*(-1)" office:value-type="percentage" office:value="0.00660739190799952" calcext:value-type="percentage">
            <text:p>0.66%</text:p>
          </table:table-cell>
          <table:table-cell table:style-name="ce112" table:formula="of:=([.D3]-[.D9])/[.D3]" office:value-type="float" office:value="-0.0035127336595158" calcext:value-type="float">
            <text:p>-0.003512733659516</text:p>
          </table:table-cell>
          <table:table-cell table:style-name="ce112" table:formula="of:=([.E3]-[.E9])/[.E3]" office:value-type="float" office:value="0" calcext:value-type="float">
            <text:p>0</text:p>
          </table:table-cell>
          <table:table-cell table:style-name="ce112" table:formula="of:=([.F3]-[.F9])/[.F3]" office:value-type="float" office:value="0" calcext:value-type="float">
            <text:p>0</text:p>
          </table:table-cell>
          <table:table-cell table:style-name="ce112" table:formula="of:=([.G3]-[.G9])/[.G3]" office:value-type="float" office:value="-0.0111747152385375" calcext:value-type="float">
            <text:p>-0.011174715238538</text:p>
          </table:table-cell>
          <table:table-cell table:style-name="ce112" table:number-columns-repeated="3"/>
          <table:table-cell table:style-name="ce112" table:formula="of:=([.K3]-[.K9])/[.K3]" office:value-type="float" office:value="-0.0111592397274906" calcext:value-type="float">
            <text:p>-0.011159239727491</text:p>
          </table:table-cell>
          <table:table-cell table:style-name="ce112" table:formula="of:=([.L3]-[.L9])/[.L3]" office:value-type="float" office:value="-0.0136722220855426" calcext:value-type="float">
            <text:p>-0.013672222085543</text:p>
          </table:table-cell>
          <table:table-cell table:style-name="ce112" table:formula="of:=([.M3]-[.M9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9])/[.P3]" office:value-type="float" office:value="0" calcext:value-type="float">
            <text:p>0</text:p>
          </table:table-cell>
          <table:table-cell table:style-name="ce112" table:formula="of:=([.Q3]-[.Q9])/[.Q3]" office:value-type="float" office:value="-0.00409565332276397" calcext:value-type="float">
            <text:p>-0.004095653322764</text:p>
          </table:table-cell>
          <table:table-cell table:style-name="ce112" table:formula="of:=([.R3]-[.R9])/[.R3]" office:value-type="float" office:value="-0.020057366855557" calcext:value-type="float">
            <text:p>-0.020057366855557</text:p>
          </table:table-cell>
          <table:table-cell table:style-name="ce112"/>
          <table:table-cell table:style-name="ce112" table:formula="of:=([.T3]-[.T9])/[.T3]" office:value-type="float" office:value="-0.015563110882884" calcext:value-type="float">
            <text:p>-0.015563110882884</text:p>
          </table:table-cell>
          <table:table-cell table:style-name="ce112"/>
          <table:table-cell table:style-name="ce112" table:formula="of:=([.V3]-[.V9])/[.V3]" office:value-type="float" office:value="-0.013268444939702" calcext:value-type="float">
            <text:p>-0.013268444939702</text:p>
          </table:table-cell>
          <table:table-cell table:style-name="ce112"/>
          <table:table-cell table:style-name="ce112" table:formula="of:=([.X3]-[.X9])/[.X3]" office:value-type="float" office:value="0" calcext:value-type="float">
            <text:p>0</text:p>
          </table:table-cell>
          <table:table-cell table:style-name="ce112" table:formula="of:=([.Y3]-[.Y9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5" table:formula="of:=SUM([.D36:.Y36])/14" office:value-type="float" office:value="-0.0127467694595682" calcext:value-type="float">
            <text:p>-0.012746769459568</text:p>
          </table:table-cell>
          <table:table-cell table:style-name="ce13" table:formula="of:=[.B36]*(-1)" office:value-type="percentage" office:value="0.0127467694595682" calcext:value-type="percentage">
            <text:p>1.27%</text:p>
          </table:table-cell>
          <table:table-cell table:style-name="ce112" table:formula="of:=([.D3]-[.D10])/[.D3]" office:value-type="float" office:value="-0.00451637184794881" calcext:value-type="float">
            <text:p>-0.004516371847949</text:p>
          </table:table-cell>
          <table:table-cell table:style-name="ce112" table:formula="of:=([.E3]-[.E10])/[.E3]" office:value-type="float" office:value="-0.00331262939958587" calcext:value-type="float">
            <text:p>-0.003312629399586</text:p>
          </table:table-cell>
          <table:table-cell table:style-name="ce112" table:formula="of:=([.F3]-[.F10])/[.F3]" office:value-type="float" office:value="0" calcext:value-type="float">
            <text:p>0</text:p>
          </table:table-cell>
          <table:table-cell table:style-name="ce112" table:formula="of:=([.G3]-[.G10])/[.G3]" office:value-type="float" office:value="-0.0545224630784523" calcext:value-type="float">
            <text:p>-0.054522463078452</text:p>
          </table:table-cell>
          <table:table-cell table:style-name="ce112" table:number-columns-repeated="3"/>
          <table:table-cell table:style-name="ce112" table:formula="of:=([.K3]-[.K10])/[.K3]" office:value-type="float" office:value="-0.00882414286941854" calcext:value-type="float">
            <text:p>-0.008824142869419</text:p>
          </table:table-cell>
          <table:table-cell table:style-name="ce112" table:formula="of:=([.L3]-[.L10])/[.L3]" office:value-type="float" office:value="-0.0334351317618031" calcext:value-type="float">
            <text:p>-0.033435131761803</text:p>
          </table:table-cell>
          <table:table-cell table:style-name="ce112" table:formula="of:=([.M3]-[.M10])/[.M3]" office:value-type="float" office:value="-0.0120953397367485" calcext:value-type="float">
            <text:p>-0.012095339736749</text:p>
          </table:table-cell>
          <table:table-cell table:style-name="ce112" table:number-columns-repeated="2"/>
          <table:table-cell table:style-name="ce112" table:formula="of:=([.P3]-[.P10])/[.P3]" office:value-type="float" office:value="0" calcext:value-type="float">
            <text:p>0</text:p>
          </table:table-cell>
          <table:table-cell table:style-name="ce112" table:formula="of:=([.Q3]-[.Q10])/[.Q3]" office:value-type="float" office:value="-0.00297265160523187" calcext:value-type="float">
            <text:p>-0.002972651605232</text:p>
          </table:table-cell>
          <table:table-cell table:style-name="ce112" table:formula="of:=([.R3]-[.R10])/[.R3]" office:value-type="float" office:value="-0.0331978578158923" calcext:value-type="float">
            <text:p>-0.033197857815892</text:p>
          </table:table-cell>
          <table:table-cell table:style-name="ce112"/>
          <table:table-cell table:style-name="ce112" table:formula="of:=([.T3]-[.T10])/[.T3]" office:value-type="float" office:value="-0.0164068244829462" calcext:value-type="float">
            <text:p>-0.016406824482946</text:p>
          </table:table-cell>
          <table:table-cell table:style-name="ce112"/>
          <table:table-cell table:style-name="ce112" table:formula="of:=([.V3]-[.V10])/[.V3]" office:value-type="float" office:value="-0.00917135983592711" calcext:value-type="float">
            <text:p>-0.009171359835927</text:p>
          </table:table-cell>
          <table:table-cell table:style-name="ce112"/>
          <table:table-cell table:style-name="ce112" table:formula="of:=([.X3]-[.X10])/[.X3]" office:value-type="float" office:value="0" calcext:value-type="float">
            <text:p>0</text:p>
          </table:table-cell>
          <table:table-cell table:style-name="ce112" table:formula="of:=([.Y3]-[.Y10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5" table:formula="of:=SUM([.D37:.Y37])/14" office:value-type="float" office:value="-0.0130407799295128" calcext:value-type="float">
            <text:p>-0.013040779929513</text:p>
          </table:table-cell>
          <table:table-cell table:style-name="ce13" table:formula="of:=[.B37]*(-1)" office:value-type="percentage" office:value="0.0130407799295128" calcext:value-type="percentage">
            <text:p>1.30%</text:p>
          </table:table-cell>
          <table:table-cell table:style-name="ce112" table:formula="of:=([.D3]-[.D11])/[.D3]" office:value-type="float" office:value="-0.00768410488019063" calcext:value-type="float">
            <text:p>-0.007684104880191</text:p>
          </table:table-cell>
          <table:table-cell table:style-name="ce112" table:formula="of:=([.E3]-[.E11])/[.E3]" office:value-type="float" office:value="0" calcext:value-type="float">
            <text:p>0</text:p>
          </table:table-cell>
          <table:table-cell table:style-name="ce112" table:formula="of:=([.F3]-[.F11])/[.F3]" office:value-type="float" office:value="0" calcext:value-type="float">
            <text:p>0</text:p>
          </table:table-cell>
          <table:table-cell table:style-name="ce112" table:formula="of:=([.G3]-[.G11])/[.G3]" office:value-type="float" office:value="-0.0196096097870485" calcext:value-type="float">
            <text:p>-0.019609609787049</text:p>
          </table:table-cell>
          <table:table-cell table:style-name="ce112" table:number-columns-repeated="3"/>
          <table:table-cell table:style-name="ce112" table:formula="of:=([.K3]-[.K11])/[.K3]" office:value-type="float" office:value="-0.00664436132058153" calcext:value-type="float">
            <text:p>-0.006644361320582</text:p>
          </table:table-cell>
          <table:table-cell table:style-name="ce112" table:formula="of:=([.L3]-[.L11])/[.L3]" office:value-type="float" office:value="-0.0328398464682378" calcext:value-type="float">
            <text:p>-0.032839846468238</text:p>
          </table:table-cell>
          <table:table-cell table:style-name="ce112" table:formula="of:=([.M3]-[.M11])/[.M3]" office:value-type="float" office:value="-0.00569192458199933" calcext:value-type="float">
            <text:p>-0.005691924581999</text:p>
          </table:table-cell>
          <table:table-cell table:style-name="ce112" table:number-columns-repeated="2"/>
          <table:table-cell table:style-name="ce112" table:formula="of:=([.P3]-[.P11])/[.P3]" office:value-type="float" office:value="0" calcext:value-type="float">
            <text:p>0</text:p>
          </table:table-cell>
          <table:table-cell table:style-name="ce112" table:formula="of:=([.Q3]-[.Q11])/[.Q3]" office:value-type="float" office:value="-0.00508653719117459" calcext:value-type="float">
            <text:p>-0.005086537191175</text:p>
          </table:table-cell>
          <table:table-cell table:style-name="ce112" table:formula="of:=([.R3]-[.R11])/[.R3]" office:value-type="float" office:value="-0.0580691700473758" calcext:value-type="float">
            <text:p>-0.058069170047376</text:p>
          </table:table-cell>
          <table:table-cell table:style-name="ce112"/>
          <table:table-cell table:style-name="ce112" table:formula="of:=([.T3]-[.T11])/[.T3]" office:value-type="float" office:value="-0.0241664482412846" calcext:value-type="float">
            <text:p>-0.024166448241285</text:p>
          </table:table-cell>
          <table:table-cell table:style-name="ce112"/>
          <table:table-cell table:style-name="ce112" table:formula="of:=([.V3]-[.V11])/[.V3]" office:value-type="float" office:value="-0.0227789164952864" calcext:value-type="float">
            <text:p>-0.022778916495286</text:p>
          </table:table-cell>
          <table:table-cell table:style-name="ce112"/>
          <table:table-cell table:style-name="ce112" table:formula="of:=([.X3]-[.X11])/[.X3]" office:value-type="float" office:value="0" calcext:value-type="float">
            <text:p>0</text:p>
          </table:table-cell>
          <table:table-cell table:style-name="ce112" table:formula="of:=([.Y3]-[.Y11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5" table:formula="of:=SUM([.D38:.Y38])/14" office:value-type="float" office:value="-0.00737714003750125" calcext:value-type="float">
            <text:p>-0.007377140037501</text:p>
          </table:table-cell>
          <table:table-cell table:style-name="ce13" table:formula="of:=[.B38]*(-1)" office:value-type="percentage" office:value="0.00737714003750125" calcext:value-type="percentage">
            <text:p>0.74%</text:p>
          </table:table-cell>
          <table:table-cell table:style-name="ce112" table:formula="of:=([.D3]-[.D12])/[.D3]" office:value-type="float" office:value="-0.0102245640446618" calcext:value-type="float">
            <text:p>-0.010224564044662</text:p>
          </table:table-cell>
          <table:table-cell table:style-name="ce112" table:formula="of:=([.E3]-[.E12])/[.E3]" office:value-type="float" office:value="0" calcext:value-type="float">
            <text:p>0</text:p>
          </table:table-cell>
          <table:table-cell table:style-name="ce112" table:formula="of:=([.F3]-[.F12])/[.F3]" office:value-type="float" office:value="0" calcext:value-type="float">
            <text:p>0</text:p>
          </table:table-cell>
          <table:table-cell table:style-name="ce112" table:formula="of:=([.G3]-[.G12])/[.G3]" office:value-type="float" office:value="-0.00937509389230514" calcext:value-type="float">
            <text:p>-0.009375093892305</text:p>
          </table:table-cell>
          <table:table-cell table:style-name="ce112" table:number-columns-repeated="3"/>
          <table:table-cell table:style-name="ce112" table:formula="of:=([.K3]-[.K12])/[.K3]" office:value-type="float" office:value="-0.00725433890425999" calcext:value-type="float">
            <text:p>-0.00725433890426</text:p>
          </table:table-cell>
          <table:table-cell table:style-name="ce112" table:formula="of:=([.L3]-[.L12])/[.L3]" office:value-type="float" office:value="-0.0215519523544445" calcext:value-type="float">
            <text:p>-0.021551952354445</text:p>
          </table:table-cell>
          <table:table-cell table:style-name="ce112" table:formula="of:=([.M3]-[.M12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2])/[.P3]" office:value-type="float" office:value="0" calcext:value-type="float">
            <text:p>0</text:p>
          </table:table-cell>
          <table:table-cell table:style-name="ce112" table:formula="of:=([.Q3]-[.Q12])/[.Q3]" office:value-type="float" office:value="-0.00653983353151011" calcext:value-type="float">
            <text:p>-0.00653983353151</text:p>
          </table:table-cell>
          <table:table-cell table:style-name="ce112" table:formula="of:=([.R3]-[.R12])/[.R3]" office:value-type="float" office:value="-0.0238333102497864" calcext:value-type="float">
            <text:p>-0.023833310249786</text:p>
          </table:table-cell>
          <table:table-cell table:style-name="ce112"/>
          <table:table-cell table:style-name="ce112" table:formula="of:=([.T3]-[.T12])/[.T3]" office:value-type="float" office:value="-0.00427456870690158" calcext:value-type="float">
            <text:p>-0.004274568706902</text:p>
          </table:table-cell>
          <table:table-cell table:style-name="ce112"/>
          <table:table-cell table:style-name="ce112" table:formula="of:=([.V3]-[.V12])/[.V3]" office:value-type="float" office:value="-0.0202262988411479" calcext:value-type="float">
            <text:p>-0.020226298841148</text:p>
          </table:table-cell>
          <table:table-cell table:style-name="ce112"/>
          <table:table-cell table:style-name="ce112" table:formula="of:=([.X3]-[.X12])/[.X3]" office:value-type="float" office:value="0" calcext:value-type="float">
            <text:p>0</text:p>
          </table:table-cell>
          <table:table-cell table:style-name="ce112" table:formula="of:=([.Y3]-[.Y12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5" table:formula="of:=SUM([.D39:.Y39])/14" office:value-type="float" office:value="-0.00789351488386944" calcext:value-type="float">
            <text:p>-0.007893514883869</text:p>
          </table:table-cell>
          <table:table-cell table:style-name="ce13" table:formula="of:=[.B39]*(-1)" office:value-type="percentage" office:value="0.00789351488386944" calcext:value-type="percentage">
            <text:p>0.79%</text:p>
          </table:table-cell>
          <table:table-cell table:style-name="ce112" table:formula="of:=([.D3]-[.D13])/[.D3]" office:value-type="float" office:value="-0.0115104754735918" calcext:value-type="float">
            <text:p>-0.011510475473592</text:p>
          </table:table-cell>
          <table:table-cell table:style-name="ce112" table:formula="of:=([.E3]-[.E13])/[.E3]" office:value-type="float" office:value="0" calcext:value-type="float">
            <text:p>0</text:p>
          </table:table-cell>
          <table:table-cell table:style-name="ce112" table:formula="of:=([.F3]-[.F13])/[.F3]" office:value-type="float" office:value="0" calcext:value-type="float">
            <text:p>0</text:p>
          </table:table-cell>
          <table:table-cell table:style-name="ce112" table:formula="of:=([.G3]-[.G13])/[.G3]" office:value-type="float" office:value="-0.0244638476736369" calcext:value-type="float">
            <text:p>-0.024463847673637</text:p>
          </table:table-cell>
          <table:table-cell table:style-name="ce112" table:number-columns-repeated="3"/>
          <table:table-cell table:style-name="ce112" table:formula="of:=([.K3]-[.K13])/[.K3]" office:value-type="float" office:value="-0.00551389137813735" calcext:value-type="float">
            <text:p>-0.005513891378137</text:p>
          </table:table-cell>
          <table:table-cell table:style-name="ce112" table:formula="of:=([.L3]-[.L13])/[.L3]" office:value-type="float" office:value="-0.022206991827593" calcext:value-type="float">
            <text:p>-0.022206991827593</text:p>
          </table:table-cell>
          <table:table-cell table:style-name="ce112" table:formula="of:=([.M3]-[.M13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3])/[.P3]" office:value-type="float" office:value="0" calcext:value-type="float">
            <text:p>0</text:p>
          </table:table-cell>
          <table:table-cell table:style-name="ce112" table:formula="of:=([.Q3]-[.Q13])/[.Q3]" office:value-type="float" office:value="-0.00369929977539972" calcext:value-type="float">
            <text:p>-0.0036992997754</text:p>
          </table:table-cell>
          <table:table-cell table:style-name="ce112" table:formula="of:=([.R3]-[.R13])/[.R3]" office:value-type="float" office:value="-0.0240350917423065" calcext:value-type="float">
            <text:p>-0.024035091742307</text:p>
          </table:table-cell>
          <table:table-cell table:style-name="ce112"/>
          <table:table-cell table:style-name="ce112" table:formula="of:=([.T3]-[.T13])/[.T3]" office:value-type="float" office:value="-0.00626121499192017" calcext:value-type="float">
            <text:p>-0.00626121499192</text:p>
          </table:table-cell>
          <table:table-cell table:style-name="ce112"/>
          <table:table-cell table:style-name="ce112" table:formula="of:=([.V3]-[.V13])/[.V3]" office:value-type="float" office:value="-0.0128183955115867" calcext:value-type="float">
            <text:p>-0.012818395511587</text:p>
          </table:table-cell>
          <table:table-cell table:style-name="ce112"/>
          <table:table-cell table:style-name="ce112" table:formula="of:=([.X3]-[.X13])/[.X3]" office:value-type="float" office:value="0" calcext:value-type="float">
            <text:p>0</text:p>
          </table:table-cell>
          <table:table-cell table:style-name="ce112" table:formula="of:=([.Y3]-[.Y13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5" table:formula="of:=SUM([.D40:.Y40])/14" office:value-type="float" office:value="-0.00846664802600557" calcext:value-type="float">
            <text:p>-0.008466648026006</text:p>
          </table:table-cell>
          <table:table-cell table:style-name="ce13" table:formula="of:=[.B40]*(-1)" office:value-type="percentage" office:value="0.00846664802600557" calcext:value-type="percentage">
            <text:p>0.85%</text:p>
          </table:table-cell>
          <table:table-cell table:style-name="ce112" table:formula="of:=([.D3]-[.D14])/[.D3]" office:value-type="float" office:value="-0.00674319407853463" calcext:value-type="float">
            <text:p>-0.006743194078535</text:p>
          </table:table-cell>
          <table:table-cell table:style-name="ce112" table:formula="of:=([.E3]-[.E14])/[.E3]" office:value-type="float" office:value="0" calcext:value-type="float">
            <text:p>0</text:p>
          </table:table-cell>
          <table:table-cell table:style-name="ce112" table:formula="of:=([.F3]-[.F14])/[.F3]" office:value-type="float" office:value="0" calcext:value-type="float">
            <text:p>0</text:p>
          </table:table-cell>
          <table:table-cell table:style-name="ce112" table:formula="of:=([.G3]-[.G14])/[.G3]" office:value-type="float" office:value="-0.0294612345159114" calcext:value-type="float">
            <text:p>-0.029461234515911</text:p>
          </table:table-cell>
          <table:table-cell table:style-name="ce112" table:number-columns-repeated="3"/>
          <table:table-cell table:style-name="ce112" table:formula="of:=([.K3]-[.K14])/[.K3]" office:value-type="float" office:value="-0.0144796619892033" calcext:value-type="float">
            <text:p>-0.014479661989203</text:p>
          </table:table-cell>
          <table:table-cell table:style-name="ce112" table:formula="of:=([.L3]-[.L14])/[.L3]" office:value-type="float" office:value="-0.016549992520548" calcext:value-type="float">
            <text:p>-0.016549992520548</text:p>
          </table:table-cell>
          <table:table-cell table:style-name="ce112" table:formula="of:=([.M3]-[.M14])/[.M3]" office:value-type="float" office:value="-0.00569192458199933" calcext:value-type="float">
            <text:p>-0.005691924581999</text:p>
          </table:table-cell>
          <table:table-cell table:style-name="ce112" table:number-columns-repeated="2"/>
          <table:table-cell table:style-name="ce112" table:formula="of:=([.P3]-[.P14])/[.P3]" office:value-type="float" office:value="0" calcext:value-type="float">
            <text:p>0</text:p>
          </table:table-cell>
          <table:table-cell table:style-name="ce112" table:formula="of:=([.Q3]-[.Q14])/[.Q3]" office:value-type="float" office:value="-0.00614347998414586" calcext:value-type="float">
            <text:p>-0.006143479984146</text:p>
          </table:table-cell>
          <table:table-cell table:style-name="ce112" table:formula="of:=([.R3]-[.R14])/[.R3]" office:value-type="float" office:value="-0.0142097600661293" calcext:value-type="float">
            <text:p>-0.014209760066129</text:p>
          </table:table-cell>
          <table:table-cell table:style-name="ce112"/>
          <table:table-cell table:style-name="ce112" table:formula="of:=([.T3]-[.T14])/[.T3]" office:value-type="float" office:value="-0.0140691205301217" calcext:value-type="float">
            <text:p>-0.014069120530122</text:p>
          </table:table-cell>
          <table:table-cell table:style-name="ce112"/>
          <table:table-cell table:style-name="ce112" table:formula="of:=([.V3]-[.V14])/[.V3]" office:value-type="float" office:value="-0.0111847040974844" calcext:value-type="float">
            <text:p>-0.011184704097484</text:p>
          </table:table-cell>
          <table:table-cell table:style-name="ce112"/>
          <table:table-cell table:style-name="ce112" table:formula="of:=([.X3]-[.X14])/[.X3]" office:value-type="float" office:value="0" calcext:value-type="float">
            <text:p>0</text:p>
          </table:table-cell>
          <table:table-cell table:style-name="ce112" table:formula="of:=([.Y3]-[.Y14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5" table:formula="of:=SUM([.D41:.Y41])/14" office:value-type="float" office:value="-0.00770401405938395" calcext:value-type="float">
            <text:p>-0.007704014059384</text:p>
          </table:table-cell>
          <table:table-cell table:style-name="ce13" table:formula="of:=[.B41]*(-1)" office:value-type="percentage" office:value="0.00770401405938395" calcext:value-type="percentage">
            <text:p>0.77%</text:p>
          </table:table-cell>
          <table:table-cell table:style-name="ce112" table:formula="of:=([.D3]-[.D15])/[.D3]" office:value-type="float" office:value="-0.0023836406975286" calcext:value-type="float">
            <text:p>-0.002383640697529</text:p>
          </table:table-cell>
          <table:table-cell table:style-name="ce112" table:formula="of:=([.E3]-[.E15])/[.E3]" office:value-type="float" office:value="0" calcext:value-type="float">
            <text:p>0</text:p>
          </table:table-cell>
          <table:table-cell table:style-name="ce112" table:formula="of:=([.F3]-[.F15])/[.F3]" office:value-type="float" office:value="0" calcext:value-type="float">
            <text:p>0</text:p>
          </table:table-cell>
          <table:table-cell table:style-name="ce112" table:formula="of:=([.G3]-[.G15])/[.G3]" office:value-type="float" office:value="-0.0260203225753533" calcext:value-type="float">
            <text:p>-0.026020322575353</text:p>
          </table:table-cell>
          <table:table-cell table:style-name="ce112" table:number-columns-repeated="3"/>
          <table:table-cell table:style-name="ce112" table:formula="of:=([.K3]-[.K15])/[.K3]" office:value-type="float" office:value="-0.00298775550808544" calcext:value-type="float">
            <text:p>-0.002987755508085</text:p>
          </table:table-cell>
          <table:table-cell table:style-name="ce112" table:formula="of:=([.L3]-[.L15])/[.L3]" office:value-type="float" office:value="-0.0123909309343915" calcext:value-type="float">
            <text:p>-0.012390930934392</text:p>
          </table:table-cell>
          <table:table-cell table:style-name="ce112" table:formula="of:=([.M3]-[.M15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5])/[.P3]" office:value-type="float" office:value="0" calcext:value-type="float">
            <text:p>0</text:p>
          </table:table-cell>
          <table:table-cell table:style-name="ce112" table:formula="of:=([.Q3]-[.Q15])/[.Q3]" office:value-type="float" office:value="-0.00257629805786762" calcext:value-type="float">
            <text:p>-0.002576298057868</text:p>
          </table:table-cell>
          <table:table-cell table:style-name="ce112" table:formula="of:=([.R3]-[.R15])/[.R3]" office:value-type="float" office:value="-0.0289994038002411" calcext:value-type="float">
            <text:p>-0.028999403800241</text:p>
          </table:table-cell>
          <table:table-cell table:style-name="ce112"/>
          <table:table-cell table:style-name="ce112" table:formula="of:=([.T3]-[.T15])/[.T3]" office:value-type="float" office:value="-0.00545261055614377" calcext:value-type="float">
            <text:p>-0.005452610556144</text:p>
          </table:table-cell>
          <table:table-cell table:style-name="ce112"/>
          <table:table-cell table:style-name="ce112" table:formula="of:=([.V3]-[.V15])/[.V3]" office:value-type="float" office:value="-0.027045234701764" calcext:value-type="float">
            <text:p>-0.027045234701764</text:p>
          </table:table-cell>
          <table:table-cell table:style-name="ce112"/>
          <table:table-cell table:style-name="ce112" table:formula="of:=([.X3]-[.X15])/[.X3]" office:value-type="float" office:value="0" calcext:value-type="float">
            <text:p>0</text:p>
          </table:table-cell>
          <table:table-cell table:style-name="ce112" table:formula="of:=([.Y3]-[.Y15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5" table:formula="of:=SUM([.D42:.Y42])/14" office:value-type="float" office:value="-0.0144182197972975" calcext:value-type="float">
            <text:p>-0.014418219797298</text:p>
          </table:table-cell>
          <table:table-cell table:style-name="ce13" table:formula="of:=[.B42]*(-1)" office:value-type="percentage" office:value="0.0144182197972975" calcext:value-type="percentage">
            <text:p>1.44%</text:p>
          </table:table-cell>
          <table:table-cell table:style-name="ce112" table:formula="of:=([.D3]-[.D16])/[.D3]" office:value-type="float" office:value="-0.00931501693639443" calcext:value-type="float">
            <text:p>-0.009315016936394</text:p>
          </table:table-cell>
          <table:table-cell table:style-name="ce112" table:formula="of:=([.E3]-[.E16])/[.E3]" office:value-type="float" office:value="-0.00331262939958587" calcext:value-type="float">
            <text:p>-0.003312629399586</text:p>
          </table:table-cell>
          <table:table-cell table:style-name="ce112" table:formula="of:=([.F3]-[.F16])/[.F3]" office:value-type="float" office:value="0" calcext:value-type="float">
            <text:p>0</text:p>
          </table:table-cell>
          <table:table-cell table:style-name="ce112" table:formula="of:=([.G3]-[.G16])/[.G3]" office:value-type="float" office:value="-0.0626949223464789" calcext:value-type="float">
            <text:p>-0.062694922346479</text:p>
          </table:table-cell>
          <table:table-cell table:style-name="ce112" table:number-columns-repeated="3"/>
          <table:table-cell table:style-name="ce112" table:formula="of:=([.K3]-[.K16])/[.K3]" office:value-type="float" office:value="-0.0129096500701201" calcext:value-type="float">
            <text:p>-0.01290965007012</text:p>
          </table:table-cell>
          <table:table-cell table:style-name="ce112" table:formula="of:=([.L3]-[.L16])/[.L3]" office:value-type="float" office:value="-0.0243822586429542" calcext:value-type="float">
            <text:p>-0.024382258642954</text:p>
          </table:table-cell>
          <table:table-cell table:style-name="ce112" table:formula="of:=([.M3]-[.M16])/[.M3]" office:value-type="float" office:value="-0.0113838491639985" calcext:value-type="float">
            <text:p>-0.011383849163999</text:p>
          </table:table-cell>
          <table:table-cell table:style-name="ce112" table:number-columns-repeated="2"/>
          <table:table-cell table:style-name="ce112" table:formula="of:=([.P3]-[.P16])/[.P3]" office:value-type="float" office:value="0" calcext:value-type="float">
            <text:p>0</text:p>
          </table:table-cell>
          <table:table-cell table:style-name="ce112" table:formula="of:=([.Q3]-[.Q16])/[.Q3]" office:value-type="float" office:value="-0.0165807900647378" calcext:value-type="float">
            <text:p>-0.016580790064738</text:p>
          </table:table-cell>
          <table:table-cell table:style-name="ce112" table:formula="of:=([.R3]-[.R16])/[.R3]" office:value-type="float" office:value="-0.0275221641304847" calcext:value-type="float">
            <text:p>-0.027522164130485</text:p>
          </table:table-cell>
          <table:table-cell table:style-name="ce112"/>
          <table:table-cell table:style-name="ce112" table:formula="of:=([.T3]-[.T16])/[.T3]" office:value-type="float" office:value="-0.00831014640283491" calcext:value-type="float">
            <text:p>-0.008310146402835</text:p>
          </table:table-cell>
          <table:table-cell table:style-name="ce112"/>
          <table:table-cell table:style-name="ce112" table:formula="of:=([.V3]-[.V16])/[.V3]" office:value-type="float" office:value="-0.025443650004575" calcext:value-type="float">
            <text:p>-0.025443650004575</text:p>
          </table:table-cell>
          <table:table-cell table:style-name="ce112"/>
          <table:table-cell table:style-name="ce112" table:formula="of:=([.X3]-[.X16])/[.X3]" office:value-type="float" office:value="0" calcext:value-type="float">
            <text:p>0</text:p>
          </table:table-cell>
          <table:table-cell table:style-name="ce112" table:formula="of:=([.Y3]-[.Y16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5" table:formula="of:=SUM([.D43:.Y43])/14" office:value-type="float" office:value="-0.0116704775813451" calcext:value-type="float">
            <text:p>-0.011670477581345</text:p>
          </table:table-cell>
          <table:table-cell table:style-name="ce13" table:formula="of:=[.B43]*(-1)" office:value-type="percentage" office:value="0.0116704775813451" calcext:value-type="percentage">
            <text:p>1.17%</text:p>
          </table:table-cell>
          <table:table-cell table:style-name="ce112" table:formula="of:=([.D3]-[.D17])/[.D3]" office:value-type="float" office:value="-0.00621001129092962" calcext:value-type="float">
            <text:p>-0.00621001129093</text:p>
          </table:table-cell>
          <table:table-cell table:style-name="ce112" table:formula="of:=([.E3]-[.E17])/[.E3]" office:value-type="float" office:value="0" calcext:value-type="float">
            <text:p>0</text:p>
          </table:table-cell>
          <table:table-cell table:style-name="ce112" table:formula="of:=([.F3]-[.F17])/[.F3]" office:value-type="float" office:value="-0.00231023102310235" calcext:value-type="float">
            <text:p>-0.002310231023102</text:p>
          </table:table-cell>
          <table:table-cell table:style-name="ce112" table:formula="of:=([.G3]-[.G17])/[.G3]" office:value-type="float" office:value="-0.0269835601029824" calcext:value-type="float">
            <text:p>-0.026983560102982</text:p>
          </table:table-cell>
          <table:table-cell table:style-name="ce112" table:number-columns-repeated="3"/>
          <table:table-cell table:style-name="ce112" table:formula="of:=([.K3]-[.K17])/[.K3]" office:value-type="float" office:value="-0.0216482248904538" calcext:value-type="float">
            <text:p>-0.021648224890454</text:p>
          </table:table-cell>
          <table:table-cell table:style-name="ce112" table:formula="of:=([.L3]-[.L17])/[.L3]" office:value-type="float" office:value="-0.0139062326118" calcext:value-type="float">
            <text:p>-0.0139062326118</text:p>
          </table:table-cell>
          <table:table-cell table:style-name="ce112" table:formula="of:=([.M3]-[.M17])/[.M3]" office:value-type="float" office:value="-0.0113838491639985" calcext:value-type="float">
            <text:p>-0.011383849163999</text:p>
          </table:table-cell>
          <table:table-cell table:style-name="ce112" table:number-columns-repeated="2"/>
          <table:table-cell table:style-name="ce112" table:formula="of:=([.P3]-[.P17])/[.P3]" office:value-type="float" office:value="0" calcext:value-type="float">
            <text:p>0</text:p>
          </table:table-cell>
          <table:table-cell table:style-name="ce112" table:formula="of:=([.Q3]-[.Q17])/[.Q3]" office:value-type="float" office:value="-0.0108336636279562" calcext:value-type="float">
            <text:p>-0.010833663627956</text:p>
          </table:table-cell>
          <table:table-cell table:style-name="ce112" table:formula="of:=([.R3]-[.R17])/[.R3]" office:value-type="float" office:value="-0.0251055290898975" calcext:value-type="float">
            <text:p>-0.025105529089898</text:p>
          </table:table-cell>
          <table:table-cell table:style-name="ce112"/>
          <table:table-cell table:style-name="ce112" table:formula="of:=([.T3]-[.T17])/[.T3]" office:value-type="float" office:value="-0.016457967510327" calcext:value-type="float">
            <text:p>-0.016457967510327</text:p>
          </table:table-cell>
          <table:table-cell table:style-name="ce112"/>
          <table:table-cell table:style-name="ce112" table:formula="of:=([.V3]-[.V17])/[.V3]" office:value-type="float" office:value="-0.0285474168273845" calcext:value-type="float">
            <text:p>-0.028547416827385</text:p>
          </table:table-cell>
          <table:table-cell table:style-name="ce112"/>
          <table:table-cell table:style-name="ce112" table:formula="of:=([.X3]-[.X17])/[.X3]" office:value-type="float" office:value="0" calcext:value-type="float">
            <text:p>0</text:p>
          </table:table-cell>
          <table:table-cell table:style-name="ce112" table:formula="of:=([.Y3]-[.Y17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5" table:formula="of:=SUM([.D44:.Y44])/14" office:value-type="float" office:value="-0.00892633931131416" calcext:value-type="float">
            <text:p>-0.008926339311314</text:p>
          </table:table-cell>
          <table:table-cell table:style-name="ce13" table:formula="of:=[.B44]*(-1)" office:value-type="percentage" office:value="0.00892633931131416" calcext:value-type="percentage">
            <text:p>0.89%</text:p>
          </table:table-cell>
          <table:table-cell table:style-name="ce112" table:formula="of:=([.D3]-[.D18])/[.D3]" office:value-type="float" office:value="-0.00696273993225442" calcext:value-type="float">
            <text:p>-0.006962739932254</text:p>
          </table:table-cell>
          <table:table-cell table:style-name="ce112" table:formula="of:=([.E3]-[.E18])/[.E3]" office:value-type="float" office:value="0" calcext:value-type="float">
            <text:p>0</text:p>
          </table:table-cell>
          <table:table-cell table:style-name="ce112" table:formula="of:=([.F3]-[.F18])/[.F3]" office:value-type="float" office:value="-0.00099009900990099" calcext:value-type="float">
            <text:p>-0.000990099009901</text:p>
          </table:table-cell>
          <table:table-cell table:style-name="ce112" table:formula="of:=([.G3]-[.G18])/[.G3]" office:value-type="float" office:value="-0.00894669381680061" calcext:value-type="float">
            <text:p>-0.008946693816801</text:p>
          </table:table-cell>
          <table:table-cell table:style-name="ce112" table:number-columns-repeated="3"/>
          <table:table-cell table:style-name="ce112" table:formula="of:=([.K3]-[.K18])/[.K3]" office:value-type="float" office:value="-0.0136573822908466" calcext:value-type="float">
            <text:p>-0.013657382290847</text:p>
          </table:table-cell>
          <table:table-cell table:style-name="ce112" table:formula="of:=([.L3]-[.L18])/[.L3]" office:value-type="float" office:value="-0.020336117670731" calcext:value-type="float">
            <text:p>-0.020336117670731</text:p>
          </table:table-cell>
          <table:table-cell table:style-name="ce112" table:formula="of:=([.M3]-[.M18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8])/[.P3]" office:value-type="float" office:value="0" calcext:value-type="float">
            <text:p>0</text:p>
          </table:table-cell>
          <table:table-cell table:style-name="ce112" table:formula="of:=([.Q3]-[.Q18])/[.Q3]" office:value-type="float" office:value="-0.00343506407715676" calcext:value-type="float">
            <text:p>-0.003435064077157</text:p>
          </table:table-cell>
          <table:table-cell table:style-name="ce112" table:formula="of:=([.R3]-[.R18])/[.R3]" office:value-type="float" office:value="-0.0243852696486727" calcext:value-type="float">
            <text:p>-0.024385269648673</text:p>
          </table:table-cell>
          <table:table-cell table:style-name="ce112"/>
          <table:table-cell table:style-name="ce112" table:formula="of:=([.T3]-[.T18])/[.T3]" office:value-type="float" office:value="-0.0385774661414509" calcext:value-type="float">
            <text:p>-0.038577466141451</text:p>
          </table:table-cell>
          <table:table-cell table:style-name="ce112"/>
          <table:table-cell table:style-name="ce112" table:formula="of:=([.V3]-[.V18])/[.V3]" office:value-type="float" office:value="-0.00767791777058414" calcext:value-type="float">
            <text:p>-0.007677917770584</text:p>
          </table:table-cell>
          <table:table-cell table:style-name="ce112"/>
          <table:table-cell table:style-name="ce112" table:formula="of:=([.X3]-[.X18])/[.X3]" office:value-type="float" office:value="0" calcext:value-type="float">
            <text:p>0</text:p>
          </table:table-cell>
          <table:table-cell table:style-name="ce112" table:formula="of:=([.Y3]-[.Y18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 table:number-rows-repeated="2">
          <table:table-cell table:style-name="ce6" table:number-columns-repeated="58"/>
          <table:table-cell table:number-columns-repeated="6"/>
        </table:table-row>
        <table:table-row table:style-name="ro5">
          <table:table-cell table:style-name="ce6"/>
          <table:table-cell table:style-name="ce6" office:value-type="string" calcext:value-type="string">
            <text:p>E(opt)</text:p>
          </table:table-cell>
          <table:table-cell table:style-name="ce6" office:value-type="string" calcext:value-type="string">
            <text:p>E(h)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2" table:formula="of:=[.C33]" office:value-type="percentage" office:value="0.0110802169265062" calcext:value-type="percentage">
            <text:p>1.11%</text:p>
          </table:table-cell>
          <table:table-cell table:style-name="ce12" table:formula="of:=[.C20]" office:value-type="percentage" office:value="0.00417392265371774" calcext:value-type="percentage">
            <text:p>0.42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2" table:formula="of:=[.C34]" office:value-type="percentage" office:value="0.0122063962334647" calcext:value-type="percentage">
            <text:p>1.22%</text:p>
          </table:table-cell>
          <table:table-cell table:style-name="ce12" table:formula="of:=[.C21]" office:value-type="percentage" office:value="-0.00233320931265693" calcext:value-type="percentage">
            <text:p>-0.23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2" table:formula="of:=[.C35]" office:value-type="percentage" office:value="0.00660739190799952" calcext:value-type="percentage">
            <text:p>0.66%</text:p>
          </table:table-cell>
          <table:table-cell table:style-name="ce12" table:formula="of:=[.C22]" office:value-type="percentage" office:value="-0.0012871053742192" calcext:value-type="percentage">
            <text:p>-0.13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2" table:formula="of:=[.C36]" office:value-type="percentage" office:value="0.0127467694595682" calcext:value-type="percentage">
            <text:p>1.27%</text:p>
          </table:table-cell>
          <table:table-cell table:style-name="ce12" table:formula="of:=[.C23]" office:value-type="percentage" office:value="-0.00646351772419378" calcext:value-type="percentage">
            <text:p>-0.65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2" table:formula="of:=[.C37]" office:value-type="percentage" office:value="0.0130407799295128" calcext:value-type="percentage">
            <text:p>1.30%</text:p>
          </table:table-cell>
          <table:table-cell table:style-name="ce12" table:formula="of:=[.C24]" office:value-type="percentage" office:value="-0.00816866199277694" calcext:value-type="percentage">
            <text:p>-0.82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2" table:formula="of:=[.C38]" office:value-type="percentage" office:value="0.00737714003750125" calcext:value-type="percentage">
            <text:p>0.74%</text:p>
          </table:table-cell>
          <table:table-cell table:style-name="ce12" table:formula="of:=[.C25]" office:value-type="percentage" office:value="0.000219775777975055" calcext:value-type="percentage">
            <text:p>0.02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2" table:formula="of:=[.C39]" office:value-type="percentage" office:value="0.00789351488386944" calcext:value-type="percentage">
            <text:p>0.79%</text:p>
          </table:table-cell>
          <table:table-cell table:style-name="ce12" table:formula="of:=[.C26]" office:value-type="percentage" office:value="-0.00460990698747329" calcext:value-type="percentage">
            <text:p>-0.46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2" table:formula="of:=[.C40]" office:value-type="percentage" office:value="0.00846664802600557" calcext:value-type="percentage">
            <text:p>0.85%</text:p>
          </table:table-cell>
          <table:table-cell table:style-name="ce12" table:formula="of:=[.C27]" office:value-type="percentage" office:value="-0.00308053409302695" calcext:value-type="percentage">
            <text:p>-0.31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2" table:formula="of:=[.C41]" office:value-type="percentage" office:value="0.00770401405938395" calcext:value-type="percentage">
            <text:p>0.77%</text:p>
          </table:table-cell>
          <table:table-cell table:style-name="ce12" table:formula="of:=[.C28]" office:value-type="percentage" office:value="-0.000570174579389515" calcext:value-type="percentage">
            <text:p>-0.06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2" table:formula="of:=[.C42]" office:value-type="percentage" office:value="0.0144182197972975" calcext:value-type="percentage">
            <text:p>1.44%</text:p>
          </table:table-cell>
          <table:table-cell table:style-name="ce12" table:formula="of:=[.C29]" office:value-type="percentage" office:value="-0.00359511476634431" calcext:value-type="percentage">
            <text:p>-0.36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2" table:formula="of:=[.C43]" office:value-type="percentage" office:value="0.0116704775813451" calcext:value-type="percentage">
            <text:p>1.17%</text:p>
          </table:table-cell>
          <table:table-cell table:style-name="ce12" table:formula="of:=[.C30]" office:value-type="percentage" office:value="-0.00385875025262952" calcext:value-type="percentage">
            <text:p>-0.39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2" table:formula="of:=[.C44]" office:value-type="percentage" office:value="0.00892633931131416" calcext:value-type="percentage">
            <text:p>0.89%</text:p>
          </table:table-cell>
          <table:table-cell table:style-name="ce12" table:formula="of:=[.C31]" office:value-type="percentage" office:value="0.00315413440773122" calcext:value-type="percentage">
            <text:p>0.32%</text:p>
          </table:table-cell>
          <table:table-cell table:style-name="ce6" table:number-columns-repeated="55"/>
          <table:table-cell table:number-columns-repeated="6"/>
        </table:table-row>
        <table:table-row table:style-name="ro5" table:number-rows-repeated="11">
          <table:table-cell table:style-name="ce6" table:number-columns-repeated="58"/>
          <table:table-cell table:number-columns-repeated="6"/>
        </table:table-row>
        <table:table-row table:style-name="ro5" table:number-rows-repeated="104850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2" table:style-name="ta1">
        <table:table-column table:style-name="co19" table:number-columns-repeated="5" table:default-cell-style-name="Default"/>
        <table:table-row table:style-name="ro5" table:number-rows-repeated="27">
          <table:table-cell table:number-columns-repeated="5"/>
        </table:table-row>
        <table:table-row table:style-name="ro5" table:number-rows-repeated="8">
          <table:table-cell table:number-columns-repeated="4"/>
          <table:table-cell table:style-name="ce15"/>
        </table:table-row>
        <table:table-row table:style-name="ro5">
          <table:table-cell table:number-columns-repeated="4"/>
          <table:table-cell table:style-name="ce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09:53:36.543534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5-22T09:55:36.594761448</dc:date>
    <meta:editing-duration>P2DT11H46M14S</meta:editing-duration>
    <meta:editing-cycles>92</meta:editing-cycles>
    <meta:generator>LibreOffice/6.4.2.2$MacOSX_X86_64 LibreOffice_project/4e471d8c02c9c90f512f7f9ead8875b57fcb1ec3</meta:generator>
    <meta:document-statistic meta:table-count="2" meta:cell-count="718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fff5ce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4c7dc"/>
    </style:style>
    <style:style style:name="ch10" style:family="chart">
      <style:chart-properties chart:solid-type="cuboid"/>
      <style:graphic-properties draw:fill-color="#ffdbb6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48:RESULTS.B59" chart:data-source-has-labels="column" svg:x="2.077cm" svg:y="0.345cm" svg:width="18.635cm" svg:height="14.98cm">
          <chartooo:coordinate-region svg:x="3.777cm" svg:y="0.646cm" svg:width="16.935cm" svg:height="10.916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48:RESULTS.A59"/>
          </chart:axis>
          <chart:axis chart:dimension="y" chart:name="primary-y" chart:style-name="ch5">
            <chart:title svg:x="0.305cm" svg:y="7.119cm" chart:style-name="ch6">
              <text:p>E(opt)</text:p>
            </chart:title>
            <chart:grid chart:style-name="ch7" chart:class="major"/>
          </chart:axis>
          <chart:series chart:style-name="ch8" chart:values-cell-range-address="RESULTS.B48:RESULTS.B59" chart:class="chart:bar">
            <chart:data-point chart:style-name="ch9" chart:repeated="6"/>
            <chart:data-point chart:style-name="ch10" chart:repeated="2"/>
            <chart:data-point chart:style-name="ch11"/>
            <chart:data-point chart:style-name="ch10"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 = 3, m = 3%</text:p>
                <draw:g>
                  <svg:desc>RESULTS.A48:RESULTS.A59</svg:desc>
                </draw:g>
              </table:table-cell>
              <table:table-cell office:value-type="float" office:value="0.0110802169265062">
                <text:p>0.0110802169265062</text:p>
                <draw:g>
                  <svg:desc>RESULTS.B48:RESULTS.B59</svg:desc>
                </draw:g>
              </table:table-cell>
            </table:table-row>
            <table:table-row>
              <table:table-cell office:value-type="string">
                <text:p>s = 3, m = 5%</text:p>
              </table:table-cell>
              <table:table-cell office:value-type="float" office:value="0.0122063962334647">
                <text:p>0.0122063962334647</text:p>
              </table:table-cell>
            </table:table-row>
            <table:table-row>
              <table:table-cell office:value-type="string">
                <text:p>s = 3, m = 10%</text:p>
              </table:table-cell>
              <table:table-cell office:value-type="float" office:value="0.00660739190799952">
                <text:p>0.00660739190799952</text:p>
              </table:table-cell>
            </table:table-row>
            <table:table-row>
              <table:table-cell office:value-type="string">
                <text:p>s = 5, m = 3%</text:p>
              </table:table-cell>
              <table:table-cell office:value-type="float" office:value="0.0127467694595682">
                <text:p>0.0127467694595682</text:p>
              </table:table-cell>
            </table:table-row>
            <table:table-row>
              <table:table-cell office:value-type="string">
                <text:p>s = 5, m = 5%</text:p>
              </table:table-cell>
              <table:table-cell office:value-type="float" office:value="0.0130407799295128">
                <text:p>0.0130407799295128</text:p>
              </table:table-cell>
            </table:table-row>
            <table:table-row>
              <table:table-cell office:value-type="string">
                <text:p>s = 5, m = 10%</text:p>
              </table:table-cell>
              <table:table-cell office:value-type="float" office:value="0.00737714003750125">
                <text:p>0.00737714003750125</text:p>
              </table:table-cell>
            </table:table-row>
            <table:table-row>
              <table:table-cell office:value-type="string">
                <text:p>size = 100, m = 3%</text:p>
              </table:table-cell>
              <table:table-cell office:value-type="float" office:value="0.00789351488386944">
                <text:p>0.00789351488386944</text:p>
              </table:table-cell>
            </table:table-row>
            <table:table-row>
              <table:table-cell office:value-type="string">
                <text:p>size = 100, m = 5%</text:p>
              </table:table-cell>
              <table:table-cell office:value-type="float" office:value="0.00846664802600557">
                <text:p>0.00846664802600557</text:p>
              </table:table-cell>
            </table:table-row>
            <table:table-row>
              <table:table-cell office:value-type="string">
                <text:p>size = 100, m = 10%</text:p>
              </table:table-cell>
              <table:table-cell office:value-type="float" office:value="0.00770401405938395">
                <text:p>0.00770401405938395</text:p>
              </table:table-cell>
            </table:table-row>
            <table:table-row>
              <table:table-cell office:value-type="string">
                <text:p>size = 200, m = 3%</text:p>
              </table:table-cell>
              <table:table-cell office:value-type="float" office:value="0.0144182197972975">
                <text:p>0.0144182197972975</text:p>
              </table:table-cell>
            </table:table-row>
            <table:table-row>
              <table:table-cell office:value-type="string">
                <text:p>size = 200, m = 5%</text:p>
              </table:table-cell>
              <table:table-cell office:value-type="float" office:value="0.0116704775813451">
                <text:p>0.0116704775813451</text:p>
              </table:table-cell>
            </table:table-row>
            <table:table-row>
              <table:table-cell office:value-type="string">
                <text:p>size = 200, m = 10%</text:p>
              </table:table-cell>
              <table:table-cell office:value-type="float" office:value="0.00892633931131416">
                <text:p>0.008926339311314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chart:axis-label-position="outside-start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e0c2cd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f0041"/>
    </style:style>
    <style:style style:name="ch10" style:family="chart">
      <style:chart-properties chart:solid-type="cuboid"/>
      <style:graphic-properties draw:fill-color="#ffe994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48:RESULTS.A59 RESULTS.C48:RESULTS.C59" chart:data-source-has-labels="column" svg:x="2.077cm" svg:y="0.345cm" svg:width="18.635cm" svg:height="14.98cm">
          <chartooo:coordinate-region svg:x="3.948cm" svg:y="0.646cm" svg:width="16.764cm" svg:height="10.766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48:RESULTS.A59"/>
          </chart:axis>
          <chart:axis chart:dimension="y" chart:name="primary-y" chart:style-name="ch5">
            <chart:title svg:x="0.305cm" svg:y="7.117cm" chart:style-name="ch6">
              <text:p>I(h)</text:p>
            </chart:title>
            <chart:grid chart:style-name="ch7" chart:class="major"/>
          </chart:axis>
          <chart:series chart:style-name="ch8" chart:values-cell-range-address="RESULTS.C48:RESULTS.C59" chart:class="chart:bar">
            <chart:data-point chart:repeated="3"/>
            <chart:data-point chart:style-name="ch9"/>
            <chart:data-point chart:repeated="2"/>
            <chart:data-point chart:style-name="ch10"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 = 3, m = 3%</text:p>
                <draw:g>
                  <svg:desc>RESULTS.A48:RESULTS.A59</svg:desc>
                </draw:g>
              </table:table-cell>
              <table:table-cell office:value-type="float" office:value="0.00417392265371774">
                <text:p>0.00417392265371774</text:p>
                <draw:g>
                  <svg:desc>RESULTS.C48:RESULTS.C59</svg:desc>
                </draw:g>
              </table:table-cell>
            </table:table-row>
            <table:table-row>
              <table:table-cell office:value-type="string">
                <text:p>s = 3, m = 5%</text:p>
              </table:table-cell>
              <table:table-cell office:value-type="float" office:value="-0.00233320931265693">
                <text:p>-0.00233320931265693</text:p>
              </table:table-cell>
            </table:table-row>
            <table:table-row>
              <table:table-cell office:value-type="string">
                <text:p>s = 3, m = 10%</text:p>
              </table:table-cell>
              <table:table-cell office:value-type="float" office:value="-0.0012871053742192">
                <text:p>-0.0012871053742192</text:p>
              </table:table-cell>
            </table:table-row>
            <table:table-row>
              <table:table-cell office:value-type="string">
                <text:p>s = 5, m = 3%</text:p>
              </table:table-cell>
              <table:table-cell office:value-type="float" office:value="-0.00646351772419378">
                <text:p>-0.00646351772419378</text:p>
              </table:table-cell>
            </table:table-row>
            <table:table-row>
              <table:table-cell office:value-type="string">
                <text:p>s = 5, m = 5%</text:p>
              </table:table-cell>
              <table:table-cell office:value-type="float" office:value="-0.00816866199277694">
                <text:p>-0.00816866199277694</text:p>
              </table:table-cell>
            </table:table-row>
            <table:table-row>
              <table:table-cell office:value-type="string">
                <text:p>s = 5, m = 10%</text:p>
              </table:table-cell>
              <table:table-cell office:value-type="float" office:value="0.000219775777975055">
                <text:p>0.000219775777975055</text:p>
              </table:table-cell>
            </table:table-row>
            <table:table-row>
              <table:table-cell office:value-type="string">
                <text:p>size = 100, m = 3%</text:p>
              </table:table-cell>
              <table:table-cell office:value-type="float" office:value="-0.00460990698747329">
                <text:p>-0.00460990698747329</text:p>
              </table:table-cell>
            </table:table-row>
            <table:table-row>
              <table:table-cell office:value-type="string">
                <text:p>size = 100, m = 5%</text:p>
              </table:table-cell>
              <table:table-cell office:value-type="float" office:value="-0.00308053409302695">
                <text:p>-0.00308053409302695</text:p>
              </table:table-cell>
            </table:table-row>
            <table:table-row>
              <table:table-cell office:value-type="string">
                <text:p>size = 100, m = 10%</text:p>
              </table:table-cell>
              <table:table-cell office:value-type="float" office:value="-0.000570174579389515">
                <text:p>-0.000570174579389515</text:p>
              </table:table-cell>
            </table:table-row>
            <table:table-row>
              <table:table-cell office:value-type="string">
                <text:p>size = 200, m = 3%</text:p>
              </table:table-cell>
              <table:table-cell office:value-type="float" office:value="-0.00359511476634431">
                <text:p>-0.00359511476634431</text:p>
              </table:table-cell>
            </table:table-row>
            <table:table-row>
              <table:table-cell office:value-type="string">
                <text:p>size = 200, m = 5%</text:p>
              </table:table-cell>
              <table:table-cell office:value-type="float" office:value="-0.00385875025262952">
                <text:p>-0.00385875025262952</text:p>
              </table:table-cell>
            </table:table-row>
            <table:table-row>
              <table:table-cell office:value-type="string">
                <text:p>size = 200, m = 10%</text:p>
              </table:table-cell>
              <table:table-cell office:value-type="float" office:value="0.00315413440773122">
                <text:p>0.003154134407731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